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rsid="0045a579" officeooo:paragraph-rsid="009100a2"/>
    </style:style>
    <style:style style:name="P2"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3"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1" style:font-size-complex="11pt" style:font-weight-complex="normal"/>
    </style:style>
    <style:style style:name="P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1" style:font-size-complex="11pt" style:font-weight-complex="normal"/>
    </style:style>
    <style:style style:name="P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1" style:font-size-complex="11pt" style:font-weight-complex="normal"/>
    </style:style>
    <style:style style:name="P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officeooo:paragraph-rsid="00c397b6" style:font-size-asian="11pt" style:font-size-complex="11pt"/>
    </style:style>
    <style:style style:name="P1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32608" officeooo:paragraph-rsid="00b32608" style:font-size-asian="12pt" style:language-asian="tr" style:country-asian="TR" style:font-weight-asian="normal" style:font-name-complex="Times New Roman1" style:font-size-complex="12pt" style:font-weight-complex="normal"/>
    </style:style>
    <style:style style:name="P11"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text-properties style:font-name="Chandas" fo:font-size="12pt" fo:font-weight="bold" officeooo:rsid="00c1baf1" officeooo:paragraph-rsid="00b892cb" style:font-size-asian="12pt" style:language-asian="tr" style:country-asian="TR" style:font-weight-asian="bold" style:font-name-complex="Times New Roman1" style:font-size-complex="12pt" style:font-weight-complex="bold"/>
    </style:style>
    <style:style style:name="P12"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1d6f4" style:font-size-asian="12pt" style:language-asian="tr" style:country-asian="TR" style:font-weight-asian="normal" style:font-name-complex="Times New Roman" style:font-size-complex="12pt" style:font-weight-complex="normal"/>
    </style:style>
    <style:style style:name="P13"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0e99e" style:font-size-asian="12pt" style:language-asian="tr" style:country-asian="TR" style:font-weight-asian="normal" style:font-name-complex="Times New Roman1" style:font-size-complex="12pt" style:font-weight-complex="normal"/>
    </style:style>
    <style:style style:name="P14"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paragraph-rsid="005192be" style:font-size-asian="12pt" style:language-asian="tr" style:country-asian="TR" style:font-weight-asian="normal" style:font-name-complex="Times New Roman1" style:font-size-complex="12pt" style:font-weight-complex="normal"/>
    </style:style>
    <style:style style:name="P16"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c397b6" style:font-size-asian="12pt" style:language-asian="tr" style:country-asian="TR" style:font-weight-asian="normal" style:font-name-complex="Times New Roman1" style:font-size-complex="12pt" style:font-weight-complex="normal"/>
    </style:style>
    <style:style style:name="P17"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bfd234" officeooo:paragraph-rsid="00bfd234" style:font-size-asian="12pt" style:language-asian="tr" style:country-asian="TR" style:font-weight-asian="normal" style:font-name-complex="Times New Roman1" style:font-size-complex="12pt" style:font-weight-complex="normal"/>
    </style:style>
    <style:style style:name="P18"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276427" officeooo:paragraph-rsid="004e8cf1" style:font-size-asian="12pt" style:font-weight-asian="normal" style:font-name-complex="Times New Roman" style:font-size-complex="12pt" style:font-weight-complex="normal"/>
    </style:style>
    <style:style style:name="P19"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style="italic" style:text-underline-style="solid" style:text-underline-width="auto" style:text-underline-color="font-color" fo:font-weight="bold" officeooo:rsid="0047d350" officeooo:paragraph-rsid="00992360" style:font-size-asian="12pt" style:language-asian="tr" style:country-asian="TR" style:font-style-asian="italic" style:font-weight-asian="bold" style:font-name-complex="Times New Roman1" style:font-size-complex="12pt"/>
    </style:style>
    <style:style style:name="P2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bold" officeooo:paragraph-rsid="00455e00" style:font-size-asian="12pt" style:font-weight-asian="bold" style:font-size-complex="12pt" style:font-weight-complex="bold"/>
    </style:style>
    <style:style style:name="P21"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bold" officeooo:rsid="002b0bb3" officeooo:paragraph-rsid="002b0bb3" style:font-size-asian="12pt" style:font-weight-asian="bold" style:font-size-complex="12pt" style:font-weight-complex="bold"/>
    </style:style>
    <style:style style:name="P22"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text-properties style:font-name="Chilanka" fo:font-size="12pt" fo:font-weight="bold" officeooo:rsid="00c1baf1" officeooo:paragraph-rsid="00b892cb" style:font-size-asian="12pt" style:language-asian="tr" style:country-asian="TR" style:font-weight-asian="bold" style:font-name-complex="Times New Roman1" style:font-size-complex="12pt" style:font-weight-complex="bold"/>
    </style:style>
    <style:style style:name="P2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bold" officeooo:rsid="00c1baf1" officeooo:paragraph-rsid="00b892cb" style:font-size-asian="12pt" style:language-asian="tr" style:country-asian="TR" style:font-weight-asian="bold" style:font-name-complex="Times New Roman1" style:font-size-complex="12pt" style:font-weight-complex="bold"/>
    </style:style>
    <style:style style:name="P2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75b19" style:font-size-asian="12pt" style:font-size-complex="12pt"/>
    </style:style>
    <style:style style:name="P2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c1294" style:font-size-asian="12pt" style:font-size-complex="12pt"/>
    </style:style>
    <style:style style:name="P2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98cb2" style:font-size-asian="12pt" style:font-size-complex="12pt"/>
    </style:style>
    <style:style style:name="P2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6ecfa" style:font-size-asian="12pt" style:font-size-complex="12pt"/>
    </style:style>
    <style:style style:name="P2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d17d8" style:font-size-asian="12pt" style:font-size-complex="12pt"/>
    </style:style>
    <style:style style:name="P2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55e00" style:font-size-asian="12pt" style:font-size-complex="12pt"/>
    </style:style>
    <style:style style:name="P3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12536" style:font-size-asian="12pt" style:font-size-complex="12pt"/>
    </style:style>
    <style:style style:name="P3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96a67" style:font-size-asian="12pt" style:font-size-complex="12pt"/>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0e99e" style:font-size-asian="12pt" style:font-size-complex="12pt"/>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1d6f4" style:font-size-asian="12pt" style:font-size-complex="12pt"/>
    </style:style>
    <style:style style:name="P35"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Chilanka" fo:font-size="12pt" officeooo:paragraph-rsid="004c1294" style:font-size-asian="12pt" style:font-size-complex="12pt"/>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5192be" style:font-size-asian="12pt" style:language-asian="tr" style:country-asian="TR" style:font-name-complex="Times New Roman1" style:font-size-complex="12pt"/>
    </style:style>
    <style:style style:name="P37"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fo:font-weight="normal" officeooo:rsid="00c90846" officeooo:paragraph-rsid="00c397b6" style:font-size-asian="11pt" style:language-asian="tr" style:country-asian="TR" style:font-weight-asian="normal" style:font-name-complex="Times New Roman1" style:font-size-complex="11pt" style:font-weight-complex="normal"/>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style="italic" style:text-underline-style="solid" style:text-underline-width="auto" style:text-underline-color="font-color" fo:font-weight="bold" officeooo:rsid="0047d350" officeooo:paragraph-rsid="00c00cff" style:font-size-asian="11pt" style:language-asian="tr" style:country-asian="TR" style:font-style-asian="italic" style:font-weight-asian="bold" style:font-name-complex="Times New Roman1" style:font-size-complex="11pt"/>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fo:font-style="italic" style:text-underline-style="solid" style:text-underline-width="auto" style:text-underline-color="font-color" fo:font-weight="bold" officeooo:paragraph-rsid="00c00cff" style:font-size-asian="11pt" style:language-asian="tr" style:country-asian="TR" style:font-style-asian="italic" style:font-weight-asian="bold" style:font-name-complex="Times New Roman1" style:font-size-complex="11pt"/>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fo:font-style="italic" style:text-underline-style="solid" style:text-underline-width="auto" style:text-underline-color="font-color" fo:font-weight="bold" officeooo:paragraph-rsid="00c00cff" style:font-size-asian="11pt" style:language-asian="tr" style:country-asian="TR" style:font-style-asian="italic" style:font-weight-asian="bold" style:font-name-complex="Times New Roman1" style:font-size-complex="11pt" style:font-style-complex="italic" style:font-weight-complex="bold"/>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c00cff" style:font-size-asian="11pt" style:font-size-complex="11pt"/>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c397b6" style:font-size-asian="11pt" style:font-size-complex="11pt"/>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c00cff" style:font-size-asian="11pt" style:language-asian="tr" style:country-asian="TR" style:font-name-complex="Times New Roman1" style:font-size-complex="11pt"/>
    </style:style>
    <style:style style:name="P45"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1" style:font-size-complex="11pt" style:font-weight-complex="normal"/>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c397b6" style:font-size-asian="11pt" style:language-asian="tr" style:country-asian="TR" style:font-weight-asian="normal" style:font-name-complex="Times New Roman1" style:font-size-complex="11pt" style:font-weight-complex="normal"/>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55ae5c" officeooo:paragraph-rsid="00bfd234" style:font-size-asian="11pt" style:language-asian="tr" style:country-asian="TR" style:font-weight-asian="normal" style:font-name-complex="Times New Roman1" style:font-size-complex="11pt" style:font-weight-complex="normal"/>
    </style:style>
    <style:style style:name="P49"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Abyssinica SIL" fo:font-size="11pt" fo:font-weight="normal" officeooo:rsid="005e877f" officeooo:paragraph-rsid="009100a2" style:font-size-asian="11pt" style:language-asian="tr" style:country-asian="TR" style:font-weight-asian="normal" style:font-name-complex="Times New Roman" style:font-size-complex="11pt" style:font-weight-complex="normal"/>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1" style:font-size-complex="11pt"/>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officeooo:paragraph-rsid="00c397b6" style:font-size-asian="11pt" style:font-size-complex="11pt"/>
    </style:style>
    <style:style style:name="P52"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374a74" officeooo:paragraph-rsid="005915ab" style:font-size-asian="12pt" style:language-asian="tr" style:country-asian="TR" style:font-weight-asian="normal" style:font-name-complex="Times New Roman1" style:font-size-complex="12pt" style:font-weight-complex="normal"/>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6fa4e9" officeooo:paragraph-rsid="005915ab" style:font-size-asian="12pt" style:language-asian="tr" style:country-asian="TR" style:font-weight-asian="normal" style:font-name-complex="Times New Roman1" style:font-size-complex="12pt" style:font-weight-complex="normal"/>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4958df" officeooo:paragraph-rsid="005915ab" style:font-size-asian="12pt" style:language-asian="tr" style:country-asian="TR" style:font-weight-asian="normal" style:font-name-complex="Times New Roman1" style:font-size-complex="12pt" style:font-weight-complex="normal"/>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font-size-complex="12pt"/>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865ba" style:font-size-asian="12pt" style:font-size-complex="12pt"/>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language-asian="tr" style:country-asian="TR" style:font-name-complex="Tahoma" style:font-size-complex="12pt"/>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rsid="0014a809" officeooo:paragraph-rsid="008f180f" style:font-size-asian="12pt" style:language-asian="tr" style:country-asian="TR" style:font-name-complex="Times New Roman1" style:font-size-complex="12pt"/>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915ab" style:font-size-asian="12pt" style:font-name-complex="Times New Roman1" style:font-size-complex="12pt"/>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style:text-underline-style="solid" style:text-underline-width="auto" style:text-underline-color="font-color" officeooo:rsid="0014a809" officeooo:paragraph-rsid="005915ab" style:font-size-asian="12pt" style:language-asian="tr" style:country-asian="TR" style:font-name-complex="Times New Roman1" style:font-size-complex="12pt"/>
    </style:style>
    <style:style style:name="P62"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andas" fo:font-size="11pt" officeooo:paragraph-rsid="00c48f42" style:font-size-asian="11pt" style:font-size-complex="11pt"/>
    </style:style>
    <style:style style:name="P63"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64"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2bcdb2" style:font-size-asian="12pt" style:font-size-complex="12pt"/>
    </style:style>
    <style:style style:name="P65"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949714" style:font-size-asian="12pt" style:font-size-complex="12pt"/>
    </style:style>
    <style:style style:name="P66"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font-size-complex="12pt"/>
    </style:style>
    <style:style style:name="P67"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language-asian="tr" style:country-asian="TR" style:font-name-complex="Times New Roman1" style:font-size-complex="12pt"/>
    </style:style>
    <style:style style:name="P6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style="normal" officeooo:rsid="007e3d08" officeooo:paragraph-rsid="00875977" style:font-size-asian="12pt" style:language-asian="tr" style:country-asian="TR" style:font-style-asian="normal" style:font-name-complex="Times New Roman1" style:font-size-complex="12pt" style:font-weight-complex="normal"/>
    </style:style>
    <style:style style:name="P69"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bold" officeooo:rsid="00c2b0f9" officeooo:paragraph-rsid="00b892cb" style:font-size-asian="12pt" style:language-asian="tr" style:country-asian="TR" style:font-weight-asian="bold" style:font-name-complex="Times New Roman1" style:font-size-complex="12pt" style:font-weight-complex="bold"/>
    </style:style>
    <style:style style:name="P70"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1baf1" officeooo:paragraph-rsid="00b892cb" style:font-size-asian="12pt" style:language-asian="tr" style:country-asian="TR" style:font-weight-asian="normal" style:font-name-complex="Times New Roman1" style:font-size-complex="12pt" style:font-weight-complex="normal"/>
    </style:style>
    <style:style style:name="P71"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2b0f9" officeooo:paragraph-rsid="00b892cb" style:font-size-asian="12pt" style:language-asian="tr" style:country-asian="TR" style:font-weight-asian="normal" style:font-name-complex="Times New Roman1" style:font-size-complex="12pt" style:font-weight-complex="normal"/>
    </style:style>
    <style:style style:name="P72"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34356" officeooo:paragraph-rsid="00b892cb" style:font-size-asian="12pt" style:language-asian="tr" style:country-asian="TR" style:font-weight-asian="normal" style:font-name-complex="Times New Roman1" style:font-size-complex="12pt" style:font-weight-complex="normal"/>
    </style:style>
    <style:style style:name="P73"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5d15f" officeooo:paragraph-rsid="00b892cb" style:font-size-asian="12pt" style:language-asian="tr" style:country-asian="TR" style:font-weight-asian="normal" style:font-name-complex="Times New Roman1" style:font-size-complex="12pt" style:font-weight-complex="normal"/>
    </style:style>
    <style:style style:name="P74"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bfd234" officeooo:paragraph-rsid="00c48f42" style:font-size-asian="12pt" style:language-asian="tr" style:country-asian="TR" style:font-weight-asian="normal" style:font-name-complex="Times New Roman1" style:font-size-complex="12pt" style:font-weight-complex="normal"/>
    </style:style>
    <style:style style:name="P75"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c48f42" style:font-size-asian="12pt" style:language-asian="tr" style:country-asian="TR" style:font-weight-asian="normal" style:font-name-complex="Times New Roman1" style:font-size-complex="12pt" style:font-weight-complex="normal"/>
    </style:style>
    <style:style style:name="P7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5e877f" officeooo:paragraph-rsid="00c48f42" style:font-size-asian="12pt" style:language-asian="tr" style:country-asian="TR" style:font-weight-asian="normal" style:font-name-complex="Times New Roman1" style:font-size-complex="12pt" style:font-weight-complex="normal"/>
    </style:style>
    <style:style style:name="P7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c48f42" style:font-size-asian="11pt" style:font-size-complex="11pt"/>
    </style:style>
    <style:style style:name="P7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32608" officeooo:paragraph-rsid="00bfd234" style:font-size-asian="12pt" style:language-asian="tr" style:country-asian="TR" style:font-weight-asian="normal" style:font-name-complex="Times New Roman1" style:font-size-complex="12pt" style:font-weight-complex="normal"/>
    </style:style>
    <style:style style:name="P79"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text-properties style:font-name="Chandas" fo:font-size="12pt" fo:font-weight="bold" officeooo:rsid="00c1baf1" officeooo:paragraph-rsid="00b892cb" style:font-size-asian="12pt" style:language-asian="tr" style:country-asian="TR" style:font-weight-asian="bold" style:font-name-complex="Times New Roman1" style:font-size-complex="12pt" style:font-weight-complex="bold"/>
    </style:style>
    <style:style style:name="P80"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b892cb"/>
    </style:style>
    <style:style style:name="P81" style:family="paragraph" style:parent-style-name="Standard" style:list-style-name="L1">
      <style:paragraph-properties fo:margin-top="0cm" fo:margin-bottom="0cm" style:contextual-spacing="false" style:line-height-at-least="0cm" fo:text-align="justify" style:justify-single-word="false"/>
      <style:text-properties officeooo:rsid="00c2b0f9" officeooo:paragraph-rsid="00b892cb"/>
    </style:style>
    <style:style style:name="P82" style:family="paragraph" style:parent-style-name="Standard" style:list-style-name="L1">
      <style:paragraph-properties fo:margin-top="0cm" fo:margin-bottom="0cm" style:contextual-spacing="false" style:line-height-at-least="0cm" fo:text-align="justify" style:justify-single-word="false"/>
      <style:text-properties fo:font-weight="bold" officeooo:rsid="00c34356" officeooo:paragraph-rsid="00b892cb" style:font-weight-asian="bold" style:font-weight-complex="bold"/>
    </style:style>
    <style:style style:name="P83" style:family="paragraph" style:parent-style-name="Standard" style:list-style-name="L1">
      <style:paragraph-properties fo:margin-top="0cm" fo:margin-bottom="0cm" style:contextual-spacing="false" style:line-height-at-least="0cm" fo:text-align="justify" style:justify-single-word="false"/>
      <style:text-properties officeooo:rsid="00c34356" officeooo:paragraph-rsid="00b892cb"/>
    </style:style>
    <style:style style:name="P8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1" style:font-size-complex="11pt" style:font-weight-complex="normal"/>
    </style:style>
    <style:style style:name="P8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b32608" officeooo:paragraph-rsid="00b892cb" style:font-size-asian="12pt" style:language-asian="tr" style:country-asian="TR" style:font-weight-asian="normal" style:font-name-complex="Times New Roman1" style:font-size-complex="12pt" style:font-weight-complex="normal"/>
    </style:style>
    <style:style style:name="P8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5e877f" officeooo:paragraph-rsid="00c48f42" style:font-size-asian="12pt" style:language-asian="tr" style:country-asian="TR" style:font-weight-asian="normal" style:font-name-complex="Times New Roman1" style:font-size-complex="12pt" style:font-weight-complex="normal"/>
    </style:style>
    <style:style style:name="P8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fo:font-style="italic" style:text-underline-style="solid" style:text-underline-width="auto" style:text-underline-color="font-color" fo:font-weight="bold" officeooo:paragraph-rsid="00c48f42" style:font-size-asian="11pt" style:language-asian="tr" style:country-asian="TR" style:font-style-asian="italic" style:font-weight-asian="bold" style:font-name-complex="Times New Roman1" style:font-size-complex="11pt"/>
    </style:style>
    <style:style style:name="P8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fo:font-style="italic" style:text-underline-style="solid" style:text-underline-width="auto" style:text-underline-color="font-color" fo:font-weight="bold" officeooo:rsid="005e877f" officeooo:paragraph-rsid="00c48f42" style:font-size-asian="11pt" style:language-asian="tr" style:country-asian="TR" style:font-style-asian="italic" style:font-weight-asian="bold" style:font-name-complex="Times New Roman1" style:font-size-complex="11pt" style:font-style-complex="italic" style:font-weight-complex="bold"/>
    </style:style>
    <style:style style:name="P8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c48f42" style:font-size-asian="11pt" style:font-size-complex="11pt"/>
    </style:style>
    <style:style style:name="P9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c48f42" style:font-size-asian="11pt" style:language-asian="tr" style:country-asian="TR" style:font-name-complex="Times New Roman1" style:font-size-complex="11pt"/>
    </style:style>
    <style:style style:name="P9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style="normal" style:text-underline-style="solid" style:text-underline-width="auto" style:text-underline-color="font-color" fo:font-weight="normal" officeooo:paragraph-rsid="00a43a1d" style:font-size-asian="11pt" style:language-asian="tr" style:country-asian="TR" style:font-style-asian="normal" style:font-weight-asian="normal" style:font-name-complex="Times New Roman1" style:font-size-complex="11pt" style:font-style-complex="normal" style:font-weight-complex="normal"/>
    </style:style>
    <style:style style:name="P9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officeooo:paragraph-rsid="00c48f42" style:font-size-asian="11pt" style:font-size-complex="11pt"/>
    </style:style>
    <style:style style:name="P9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officeooo:paragraph-rsid="00c48f42" style:font-size-asian="11pt" style:language-asian="tr" style:country-asian="TR" style:font-name-complex="Times New Roman1" style:font-size-complex="11pt"/>
    </style:style>
    <style:style style:name="P9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5e877f" officeooo:paragraph-rsid="00c48f42" style:font-size-asian="12pt" style:language-asian="tr" style:country-asian="TR" style:font-weight-asian="normal" style:font-name-complex="Times New Roman1" style:font-size-complex="12pt" style:font-weight-complex="normal"/>
    </style:style>
    <style:style style:name="P9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1" style:font-size-complex="11pt"/>
    </style:style>
    <style:style style:name="P9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c48f42" style:font-size-asian="11pt" style:language-asian="tr" style:country-asian="TR" style:font-style-asian="italic" style:font-weight-asian="bold" style:font-name-complex="Times New Roman1" style:font-size-complex="11pt"/>
    </style:style>
    <style:style style:name="P9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rsid="0089ada2" officeooo:paragraph-rsid="00c48f42" style:font-size-asian="11pt" style:language-asian="tr" style:country-asian="TR" style:font-style-asian="italic" style:font-weight-asian="bold" style:font-name-complex="Times New Roman1" style:font-size-complex="11pt" style:font-style-complex="italic" style:font-weight-complex="bold"/>
    </style:style>
    <style:style style:name="P9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officeooo:paragraph-rsid="00c48f42" style:font-size-asian="11pt" style:font-size-complex="11pt"/>
    </style:style>
    <style:style style:name="P9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officeooo:paragraph-rsid="00c48f42" style:font-size-asian="11pt" style:language-asian="tr" style:country-asian="TR" style:font-name-complex="Times New Roman1" style:font-size-complex="11pt"/>
    </style:style>
    <style:style style:name="P10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5e877f" officeooo:paragraph-rsid="00c48f42" style:font-size-asian="12pt" style:language-asian="tr" style:country-asian="TR" style:font-weight-asian="normal" style:font-name-complex="Times New Roman1" style:font-size-complex="12pt" style:font-weight-complex="normal"/>
    </style:style>
    <style:style style:name="P101"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paragraph-rsid="00c48f42" style:font-size-asian="12pt" style:font-weight-asian="bold" style:font-size-complex="12pt" style:font-weight-complex="bold"/>
    </style:style>
    <style:style style:name="P102"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c48f42" style:font-size-asian="12pt" style:language-asian="tr" style:country-asian="TR" style:font-weight-asian="normal" style:font-name-complex="Times New Roman1" style:font-size-complex="12pt" style:font-weight-complex="normal"/>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officeooo:rsid="00c34356" style:font-weight-asian="normal" style:font-weight-complex="normal"/>
    </style:style>
    <style:style style:name="T10" style:family="text">
      <style:text-properties fo:font-weight="normal" style:font-weight-asian="normal" style:font-style-complex="italic" style:font-weight-complex="normal"/>
    </style:style>
    <style:style style:name="T11" style:family="text">
      <style:text-properties fo:font-weight="normal" style:language-asian="tr" style:country-asian="TR" style:font-weight-asian="normal" style:font-name-complex="Times New Roman1" style:font-weight-complex="normal"/>
    </style:style>
    <style:style style:name="T12" style:family="text">
      <style:text-properties fo:font-weight="normal" officeooo:rsid="00310090" style:language-asian="tr" style:country-asian="TR" style:font-weight-asian="normal" style:font-name-complex="Times New Roman1" style:font-weight-complex="normal"/>
    </style:style>
    <style:style style:name="T13" style:family="text">
      <style:text-properties fo:font-weight="normal" officeooo:rsid="0038a6b6" style:language-asian="tr" style:country-asian="TR" style:font-weight-asian="normal" style:font-name-complex="Times New Roman1" style:font-weight-complex="normal"/>
    </style:style>
    <style:style style:name="T14" style:family="text">
      <style:text-properties fo:font-weight="normal" officeooo:rsid="0043c25c" style:language-asian="tr" style:country-asian="TR" style:font-weight-asian="normal" style:font-name-complex="Times New Roman1" style:font-weight-complex="normal"/>
    </style:style>
    <style:style style:name="T15" style:family="text">
      <style:text-properties fo:font-weight="normal" officeooo:rsid="00455e00" style:language-asian="tr" style:country-asian="TR" style:font-weight-asian="normal" style:font-name-complex="Times New Roman1" style:font-weight-complex="normal"/>
    </style:style>
    <style:style style:name="T16" style:family="text">
      <style:text-properties fo:font-weight="normal" officeooo:rsid="007ab96d" style:language-asian="tr" style:country-asian="TR" style:font-weight-asian="normal" style:font-name-complex="Times New Roman1" style:font-weight-complex="normal"/>
    </style:style>
    <style:style style:name="T17" style:family="text">
      <style:text-properties fo:font-weight="normal" officeooo:rsid="0089ada2" style:language-asian="tr" style:country-asian="TR" style:font-weight-asian="normal" style:font-name-complex="Times New Roman1" style:font-weight-complex="normal"/>
    </style:style>
    <style:style style:name="T18" style:family="text">
      <style:text-properties fo:font-weight="normal" officeooo:rsid="00bc7c55" style:language-asian="tr" style:country-asian="TR" style:font-weight-asian="normal" style:font-name-complex="Times New Roman1" style:font-weight-complex="normal"/>
    </style:style>
    <style:style style:name="T19" style:family="text">
      <style:text-properties fo:font-weight="normal" officeooo:rsid="00c37e75" style:language-asian="tr" style:country-asian="TR" style:font-weight-asian="normal" style:font-name-complex="Times New Roman1" style:font-weight-complex="normal"/>
    </style:style>
    <style:style style:name="T20" style:family="text">
      <style:text-properties fo:font-weight="normal" officeooo:rsid="003c3a02" style:language-asian="tr" style:country-asian="TR" style:font-weight-asian="normal" style:font-weight-complex="normal"/>
    </style:style>
    <style:style style:name="T21" style:family="text">
      <style:text-properties fo:font-weight="normal" officeooo:rsid="00374a74" style:language-asian="tr" style:country-asian="TR" style:font-weight-asian="normal" style:font-weight-complex="normal"/>
    </style:style>
    <style:style style:name="T22" style:family="text">
      <style:text-properties fo:font-weight="normal" officeooo:rsid="0014a809" style:language-asian="tr" style:country-asian="TR" style:font-weight-asian="normal" style:font-weight-complex="normal"/>
    </style:style>
    <style:style style:name="T23" style:family="text">
      <style:text-properties fo:font-weight="normal" officeooo:rsid="006fa4e9" style:language-asian="tr" style:country-asian="TR" style:font-weight-asian="normal" style:font-weight-complex="normal"/>
    </style:style>
    <style:style style:name="T24" style:family="text">
      <style:text-properties fo:font-weight="normal" officeooo:rsid="005e877f" style:language-asian="tr" style:country-asian="TR" style:font-weight-asian="normal" style:font-name-complex="Times New Roman" style:font-weight-complex="normal"/>
    </style:style>
    <style:style style:name="T25" style:family="text">
      <style:text-properties fo:font-weight="normal" officeooo:rsid="00b3f9ce" style:language-asian="tr" style:country-asian="TR" style:font-weight-asian="normal" style:font-name-complex="Times New Roman" style:font-weight-complex="normal"/>
    </style:style>
    <style:style style:name="T26" style:family="text">
      <style:text-properties officeooo:rsid="00172ad1"/>
    </style:style>
    <style:style style:name="T27" style:family="text">
      <style:text-properties officeooo:rsid="00191904"/>
    </style:style>
    <style:style style:name="T28" style:family="text">
      <style:text-properties officeooo:rsid="001b7644"/>
    </style:style>
    <style:style style:name="T29" style:family="text">
      <style:text-properties officeooo:rsid="001cc920"/>
    </style:style>
    <style:style style:name="T30" style:family="text">
      <style:text-properties officeooo:rsid="001e1f00"/>
    </style:style>
    <style:style style:name="T31" style:family="text">
      <style:text-properties fo:font-weight="bold" style:font-weight-asian="bold" style:font-weight-complex="bold"/>
    </style:style>
    <style:style style:name="T32" style:family="text">
      <style:text-properties fo:font-weight="bold" officeooo:rsid="0024c625" style:font-weight-asian="bold" style:font-weight-complex="bold"/>
    </style:style>
    <style:style style:name="T33" style:family="text">
      <style:text-properties fo:font-weight="bold" officeooo:rsid="002572b2" style:font-weight-asian="bold" style:font-weight-complex="bold"/>
    </style:style>
    <style:style style:name="T34" style:family="text">
      <style:text-properties fo:font-weight="bold" officeooo:rsid="00275b19" style:font-weight-asian="bold" style:font-weight-complex="bold"/>
    </style:style>
    <style:style style:name="T35" style:family="text">
      <style:text-properties fo:font-weight="bold" officeooo:rsid="00298cb2" style:font-weight-asian="bold" style:font-weight-complex="bold"/>
    </style:style>
    <style:style style:name="T36" style:family="text">
      <style:text-properties fo:font-weight="bold" officeooo:rsid="002a4e45" style:font-weight-asian="bold" style:font-weight-complex="bold"/>
    </style:style>
    <style:style style:name="T37" style:family="text">
      <style:text-properties fo:font-weight="bold" officeooo:rsid="0043c25c" style:font-weight-asian="bold" style:font-weight-complex="bold"/>
    </style:style>
    <style:style style:name="T38" style:family="text">
      <style:text-properties fo:font-weight="bold" officeooo:rsid="004419e8" style:font-weight-asian="bold" style:font-weight-complex="bold"/>
    </style:style>
    <style:style style:name="T39" style:family="text">
      <style:text-properties fo:font-weight="bold" officeooo:rsid="00443595" style:font-weight-asian="bold" style:font-weight-complex="bold"/>
    </style:style>
    <style:style style:name="T40" style:family="text">
      <style:text-properties fo:font-weight="bold" officeooo:rsid="00455e00" style:font-weight-asian="bold" style:font-weight-complex="bold"/>
    </style:style>
    <style:style style:name="T41" style:family="text">
      <style:text-properties fo:font-weight="bold" officeooo:rsid="00a1fb85" style:font-weight-asian="bold" style:font-weight-complex="bold"/>
    </style:style>
    <style:style style:name="T42" style:family="text">
      <style:text-properties fo:font-weight="bold" style:language-asian="tr" style:country-asian="TR" style:font-weight-asian="bold" style:font-name-complex="Times New Roman1" style:font-weight-complex="bold"/>
    </style:style>
    <style:style style:name="T43" style:family="text">
      <style:text-properties fo:font-weight="bold" officeooo:rsid="002a4e45" style:language-asian="tr" style:country-asian="TR" style:font-weight-asian="bold" style:font-name-complex="Times New Roman1" style:font-weight-complex="bold"/>
    </style:style>
    <style:style style:name="T44" style:family="text">
      <style:text-properties fo:font-weight="bold" officeooo:rsid="00455e00" style:language-asian="tr" style:country-asian="TR" style:font-weight-asian="bold" style:font-name-complex="Times New Roman1" style:font-weight-complex="bold"/>
    </style:style>
    <style:style style:name="T45" style:family="text">
      <style:text-properties fo:font-weight="bold" officeooo:rsid="002bcdb2" style:language-asian="tr" style:country-asian="TR" style:font-weight-asian="bold" style:font-name-complex="Times New Roman1" style:font-weight-complex="bold"/>
    </style:style>
    <style:style style:name="T46" style:family="text">
      <style:text-properties fo:font-weight="bold" officeooo:rsid="003b129e" style:language-asian="tr" style:country-asian="TR" style:font-weight-asian="bold" style:font-name-complex="Times New Roman1" style:font-weight-complex="bold"/>
    </style:style>
    <style:style style:name="T47" style:family="text">
      <style:text-properties fo:font-weight="bold" officeooo:rsid="008f180f" style:language-asian="tr" style:country-asian="TR" style:font-weight-asian="bold" style:font-name-complex="Times New Roman1" style:font-weight-complex="bold"/>
    </style:style>
    <style:style style:name="T48" style:family="text">
      <style:text-properties fo:font-weight="bold" officeooo:rsid="009ada1a" style:language-asian="tr" style:country-asian="TR" style:font-weight-asian="bold" style:font-name-complex="Times New Roman1" style:font-weight-complex="bold"/>
    </style:style>
    <style:style style:name="T49" style:family="text">
      <style:text-properties fo:font-weight="bold" officeooo:rsid="00a38f7c" style:language-asian="tr" style:country-asian="TR" style:font-weight-asian="bold" style:font-name-complex="Times New Roman1" style:font-weight-complex="bold"/>
    </style:style>
    <style:style style:name="T50" style:family="text">
      <style:text-properties fo:font-weight="bold" officeooo:rsid="009ca694" style:language-asian="tr" style:country-asian="TR" style:font-weight-asian="bold" style:font-name-complex="Times New Roman1" style:font-weight-complex="bold"/>
    </style:style>
    <style:style style:name="T51" style:family="text">
      <style:text-properties fo:font-weight="bold" officeooo:rsid="007e3d08" style:language-asian="tr" style:country-asian="TR" style:font-weight-asian="bold" style:font-name-complex="Times New Roman1" style:font-weight-complex="bold"/>
    </style:style>
    <style:style style:name="T52" style:family="text">
      <style:text-properties fo:font-weight="bold" officeooo:rsid="00821128" style:language-asian="tr" style:country-asian="TR" style:font-weight-asian="bold" style:font-name-complex="Times New Roman1" style:font-weight-complex="bold"/>
    </style:style>
    <style:style style:name="T53" style:family="text">
      <style:text-properties fo:font-weight="bold" officeooo:rsid="00875977" style:language-asian="tr" style:country-asian="TR" style:font-weight-asian="bold" style:font-name-complex="Times New Roman1" style:font-weight-complex="bold"/>
    </style:style>
    <style:style style:name="T54" style:family="text">
      <style:text-properties fo:font-weight="bold" officeooo:rsid="00c19d0e" style:language-asian="tr" style:country-asian="TR" style:font-weight-asian="bold" style:font-name-complex="Times New Roman1" style:font-weight-complex="bold"/>
    </style:style>
    <style:style style:name="T55" style:family="text">
      <style:text-properties fo:font-weight="bold" officeooo:rsid="00c1b20a" style:language-asian="tr" style:country-asian="TR" style:font-weight-asian="bold" style:font-name-complex="Times New Roman1" style:font-weight-complex="bold"/>
    </style:style>
    <style:style style:name="T56" style:family="text">
      <style:text-properties fo:font-weight="bold" officeooo:rsid="00c48f42" style:language-asian="tr" style:country-asian="TR" style:font-weight-asian="bold" style:font-name-complex="Times New Roman1" style:font-weight-complex="bold"/>
    </style:style>
    <style:style style:name="T57" style:family="text">
      <style:text-properties fo:letter-spacing="0.011cm"/>
    </style:style>
    <style:style style:name="T58" style:family="text">
      <style:text-properties officeooo:rsid="001f62ef"/>
    </style:style>
    <style:style style:name="T59" style:family="text">
      <style:text-properties officeooo:rsid="0023f1ec"/>
    </style:style>
    <style:style style:name="T60" style:family="text">
      <style:text-properties officeooo:rsid="0024c625"/>
    </style:style>
    <style:style style:name="T61" style:family="text">
      <style:text-properties fo:font-style="normal" fo:font-weight="bold" style:font-style-asian="normal" style:font-weight-asian="bold" style:font-name-complex="Times New Roman" style:font-weight-complex="bold"/>
    </style:style>
    <style:style style:name="T62" style:family="text">
      <style:text-properties fo:font-style="normal" fo:font-weight="bold" officeooo:rsid="00172ad1" style:font-style-asian="normal" style:font-weight-asian="bold" style:font-name-complex="Times New Roman" style:font-weight-complex="bold"/>
    </style:style>
    <style:style style:name="T63" style:family="text">
      <style:text-properties fo:font-style="normal" fo:font-weight="bold" officeooo:rsid="002572b2" style:font-style-asian="normal" style:font-weight-asian="bold" style:font-name-complex="Times New Roman" style:font-weight-complex="bold"/>
    </style:style>
    <style:style style:name="T64" style:family="text">
      <style:text-properties fo:font-style="normal" fo:font-weight="bold" officeooo:rsid="005192be" style:font-style-asian="normal" style:font-weight-asian="bold" style:font-name-complex="Times New Roman" style:font-weight-complex="bold"/>
    </style:style>
    <style:style style:name="T65" style:family="text">
      <style:text-properties fo:font-style="normal" fo:font-weight="bold" officeooo:rsid="00632b9b" style:font-style-asian="normal" style:font-weight-asian="bold" style:font-name-complex="Times New Roman" style:font-weight-complex="bold"/>
    </style:style>
    <style:style style:name="T66" style:family="text">
      <style:text-properties fo:font-style="normal" fo:font-weight="bold" officeooo:rsid="006fa4e9" style:font-style-asian="normal" style:font-weight-asian="bold" style:font-name-complex="Times New Roman" style:font-weight-complex="bold"/>
    </style:style>
    <style:style style:name="T67" style:family="text">
      <style:text-properties fo:font-style="normal" fo:font-weight="bold" officeooo:rsid="00275b19" style:font-style-asian="normal" style:font-weight-asian="bold" style:font-name-complex="Times New Roman" style:font-weight-complex="bold"/>
    </style:style>
    <style:style style:name="T68" style:family="text">
      <style:text-properties fo:font-style="normal" fo:font-weight="bold" officeooo:rsid="00a38f7c" style:font-style-asian="normal" style:font-weight-asian="bold" style:font-name-complex="Times New Roman" style:font-weight-complex="bold"/>
    </style:style>
    <style:style style:name="T69" style:family="text">
      <style:text-properties fo:font-style="normal" fo:font-weight="bold" officeooo:rsid="00c1b20a" style:font-style-asian="normal" style:font-weight-asian="bold" style:font-name-complex="Times New Roman" style:font-weight-complex="bold"/>
    </style:style>
    <style:style style:name="T70" style:family="text">
      <style:text-properties fo:font-style="normal" fo:font-weight="bold" officeooo:rsid="00c397b6" style:font-style-asian="normal" style:font-weight-asian="bold" style:font-name-complex="Times New Roman" style:font-weight-complex="bold"/>
    </style:style>
    <style:style style:name="T71" style:family="text">
      <style:text-properties fo:font-style="normal" fo:font-weight="bold" officeooo:rsid="00c48f42" style:font-style-asian="normal" style:font-weight-asian="bold" style:font-name-complex="Times New Roman" style:font-weight-complex="bold"/>
    </style:style>
    <style:style style:name="T72" style:family="text">
      <style:text-properties fo:font-style="normal" fo:font-weight="bold" style:font-style-asian="normal" style:font-weight-asian="bold" style:font-name-complex="Times New Roman" style:font-weight-complex="normal"/>
    </style:style>
    <style:style style:name="T73" style:family="text">
      <style:text-properties fo:font-style="normal" fo:font-weight="bold" officeooo:rsid="0024c625" style:font-style-asian="normal" style:font-weight-asian="bold" style:font-name-complex="Times New Roman" style:font-weight-complex="normal"/>
    </style:style>
    <style:style style:name="T74" style:family="text">
      <style:text-properties fo:font-style="normal" fo:font-weight="bold" officeooo:rsid="002572b2" style:font-style-asian="normal" style:font-weight-asian="bold" style:font-name-complex="Times New Roman" style:font-weight-complex="normal"/>
    </style:style>
    <style:style style:name="T75" style:family="text">
      <style:text-properties fo:font-style="normal" fo:font-weight="bold" officeooo:rsid="00275b19" style:font-style-asian="normal" style:font-weight-asian="bold" style:font-name-complex="Times New Roman" style:font-weight-complex="normal"/>
    </style:style>
    <style:style style:name="T76" style:family="text">
      <style:text-properties fo:font-style="normal" fo:font-weight="bold" officeooo:rsid="00298cb2" style:font-style-asian="normal" style:font-weight-asian="bold" style:font-name-complex="Times New Roman" style:font-weight-complex="normal"/>
    </style:style>
    <style:style style:name="T77" style:family="text">
      <style:text-properties fo:font-style="normal" fo:font-weight="bold" officeooo:rsid="002a4e45" style:font-style-asian="normal" style:font-weight-asian="bold" style:font-name-complex="Times New Roman" style:font-weight-complex="normal"/>
    </style:style>
    <style:style style:name="T78" style:family="text">
      <style:text-properties fo:font-style="normal" fo:font-weight="bold" officeooo:rsid="005192be" style:font-style-asian="normal" style:font-weight-asian="bold" style:font-name-complex="Times New Roman" style:font-weight-complex="normal"/>
    </style:style>
    <style:style style:name="T79" style:family="text">
      <style:text-properties fo:font-style="normal" fo:font-weight="normal" style:font-style-asian="normal" style:font-weight-asian="normal" style:font-name-complex="Times New Roman" style:font-weight-complex="normal"/>
    </style:style>
    <style:style style:name="T80" style:family="text">
      <style:text-properties fo:font-style="normal" fo:font-weight="normal" officeooo:rsid="00172ad1" style:font-style-asian="normal" style:font-weight-asian="normal" style:font-name-complex="Times New Roman" style:font-weight-complex="normal"/>
    </style:style>
    <style:style style:name="T81" style:family="text">
      <style:text-properties fo:font-style="normal" fo:font-weight="normal" officeooo:rsid="00275b19" style:font-style-asian="normal" style:font-weight-asian="normal" style:font-name-complex="Times New Roman" style:font-weight-complex="normal"/>
    </style:style>
    <style:style style:name="T82" style:family="text">
      <style:text-properties fo:font-style="normal" fo:font-weight="normal" officeooo:rsid="0023f1ec" style:font-style-asian="normal" style:font-weight-asian="normal" style:font-name-complex="Times New Roman" style:font-weight-complex="normal"/>
    </style:style>
    <style:style style:name="T83" style:family="text">
      <style:text-properties fo:font-style="normal" fo:font-weight="normal" officeooo:rsid="0043c25c" style:font-style-asian="normal" style:font-weight-asian="normal" style:font-name-complex="Times New Roman" style:font-weight-complex="normal"/>
    </style:style>
    <style:style style:name="T84" style:family="text">
      <style:text-properties fo:font-style="normal" fo:font-weight="normal" officeooo:rsid="002572b2" style:font-style-asian="normal" style:font-weight-asian="normal" style:font-name-complex="Times New Roman" style:font-weight-complex="normal"/>
    </style:style>
    <style:style style:name="T85" style:family="text">
      <style:text-properties fo:font-style="normal" fo:font-weight="normal" officeooo:rsid="00455e00" style:font-style-asian="normal" style:font-weight-asian="normal" style:font-name-complex="Times New Roman" style:font-weight-complex="normal"/>
    </style:style>
    <style:style style:name="T86" style:family="text">
      <style:text-properties fo:font-style="normal" fo:font-weight="normal" officeooo:rsid="0047d350" style:font-style-asian="normal" style:font-weight-asian="normal" style:font-name-complex="Times New Roman" style:font-weight-complex="normal"/>
    </style:style>
    <style:style style:name="T87" style:family="text">
      <style:text-properties fo:font-style="normal" fo:font-weight="normal" officeooo:rsid="007390b8" style:font-style-asian="normal" style:font-weight-asian="normal" style:font-name-complex="Times New Roman" style:font-weight-complex="normal"/>
    </style:style>
    <style:style style:name="T88" style:family="text">
      <style:text-properties fo:font-style="normal" fo:font-weight="normal" officeooo:rsid="00c63903" style:font-style-asian="normal" style:font-weight-asian="normal" style:font-name-complex="Times New Roman" style:font-weight-complex="normal"/>
    </style:style>
    <style:style style:name="T89" style:family="text">
      <style:text-properties fo:font-style="normal" style:font-style-asian="normal" style:font-name-complex="Times New Roman" style:font-weight-complex="normal"/>
    </style:style>
    <style:style style:name="T90" style:family="text">
      <style:text-properties fo:font-style="normal" officeooo:rsid="00172ad1" style:font-style-asian="normal" style:font-name-complex="Times New Roman" style:font-weight-complex="normal"/>
    </style:style>
    <style:style style:name="T91" style:family="text">
      <style:text-properties fo:font-style="normal" officeooo:rsid="00275b19" style:font-style-asian="normal" style:font-name-complex="Times New Roman" style:font-weight-complex="normal"/>
    </style:style>
    <style:style style:name="T92" style:family="text">
      <style:text-properties fo:font-style="normal" officeooo:rsid="0024c625" style:font-style-asian="normal" style:font-name-complex="Times New Roman" style:font-weight-complex="normal"/>
    </style:style>
    <style:style style:name="T93" style:family="text">
      <style:text-properties fo:font-style="normal" officeooo:rsid="0043c25c" style:font-style-asian="normal" style:font-name-complex="Times New Roman" style:font-weight-complex="normal"/>
    </style:style>
    <style:style style:name="T94" style:family="text">
      <style:text-properties fo:font-style="normal" style:language-asian="tr" style:country-asian="TR" style:font-style-asian="normal" style:font-name-complex="Times New Roman1" style:font-weight-complex="normal"/>
    </style:style>
    <style:style style:name="T95" style:family="text">
      <style:text-properties fo:font-style="normal" officeooo:rsid="00496a67" style:language-asian="tr" style:country-asian="TR" style:font-style-asian="normal" style:font-name-complex="Times New Roman1" style:font-weight-complex="normal"/>
    </style:style>
    <style:style style:name="T96" style:family="text">
      <style:text-properties fo:font-style="normal" officeooo:rsid="00443595" style:language-asian="tr" style:country-asian="TR" style:font-style-asian="normal" style:font-name-complex="Times New Roman1" style:font-weight-complex="normal"/>
    </style:style>
    <style:style style:name="T97" style:family="text">
      <style:text-properties fo:font-style="normal" officeooo:rsid="003d13be" style:language-asian="tr" style:country-asian="TR" style:font-style-asian="normal" style:font-name-complex="Times New Roman1" style:font-weight-complex="normal"/>
    </style:style>
    <style:style style:name="T98" style:family="text">
      <style:text-properties fo:font-style="normal" officeooo:rsid="003b129e" style:language-asian="tr" style:country-asian="TR" style:font-style-asian="normal" style:font-name-complex="Times New Roman1" style:font-weight-complex="normal"/>
    </style:style>
    <style:style style:name="T99" style:family="text">
      <style:text-properties fo:font-style="normal" officeooo:rsid="003c9814" style:language-asian="tr" style:country-asian="TR" style:font-style-asian="normal" style:font-name-complex="Times New Roman1" style:font-weight-complex="normal"/>
    </style:style>
    <style:style style:name="T100" style:family="text">
      <style:text-properties fo:font-style="normal" officeooo:rsid="0056ecfa" style:language-asian="tr" style:country-asian="TR" style:font-style-asian="normal" style:font-name-complex="Times New Roman1" style:font-weight-complex="normal"/>
    </style:style>
    <style:style style:name="T101" style:family="text">
      <style:text-properties fo:language="tr" fo:country="TR" fo:font-weight="bold" style:font-weight-asian="bold" style:font-name-complex="Times New Roman" style:font-weight-complex="bold"/>
    </style:style>
    <style:style style:name="T102" style:family="text">
      <style:text-properties fo:language="tr" fo:country="TR" fo:font-weight="bold" officeooo:rsid="0024c625" style:font-weight-asian="bold" style:font-name-complex="Times New Roman" style:font-weight-complex="bold"/>
    </style:style>
    <style:style style:name="T103" style:family="text">
      <style:text-properties fo:language="tr" fo:country="TR" fo:font-weight="bold" officeooo:rsid="0043c25c" style:font-weight-asian="bold" style:font-name-complex="Times New Roman" style:font-weight-complex="bold"/>
    </style:style>
    <style:style style:name="T104" style:family="text">
      <style:text-properties fo:language="tr" fo:country="TR" fo:font-style="normal" fo:font-weight="bold" style:font-style-asian="normal" style:font-weight-asian="bold" style:font-name-complex="Times New Roman" style:font-weight-complex="normal"/>
    </style:style>
    <style:style style:name="T105" style:family="text">
      <style:text-properties fo:language="tr" fo:country="TR" fo:font-style="normal" fo:font-weight="normal" style:font-style-asian="normal" style:font-weight-asian="normal" style:font-name-complex="Times New Roman" style:font-weight-complex="normal"/>
    </style:style>
    <style:style style:name="T106" style:family="text">
      <style:text-properties fo:language="tr" fo:country="TR" fo:font-style="normal" fo:font-weight="normal" officeooo:rsid="004c1294" style:font-style-asian="normal" style:font-weight-asian="normal" style:font-name-complex="Times New Roman" style:font-weight-complex="normal"/>
    </style:style>
    <style:style style:name="T107" style:family="text">
      <style:text-properties fo:language="tr" fo:country="TR" style:font-name-complex="Times New Roman"/>
    </style:style>
    <style:style style:name="T108" style:family="text">
      <style:text-properties fo:language="tr" fo:country="TR" officeooo:rsid="00172ad1" style:font-name-complex="Times New Roman"/>
    </style:style>
    <style:style style:name="T109" style:family="text">
      <style:text-properties fo:language="tr" fo:country="TR" officeooo:rsid="0043c25c" style:font-name-complex="Times New Roman"/>
    </style:style>
    <style:style style:name="T110" style:family="text">
      <style:text-properties fo:language="tr" fo:country="TR" officeooo:rsid="004c1294" style:font-name-complex="Times New Roman"/>
    </style:style>
    <style:style style:name="T111" style:family="text">
      <style:text-properties fo:language="tr" fo:country="TR" officeooo:rsid="00b0e99e" style:font-name-complex="Times New Roman"/>
    </style:style>
    <style:style style:name="T112" style:family="text">
      <style:text-properties officeooo:rsid="002b0bb3"/>
    </style:style>
    <style:style style:name="T113" style:family="text">
      <style:text-properties style:language-asian="tr" style:country-asian="TR" style:font-name-complex="Times New Roman1"/>
    </style:style>
    <style:style style:name="T114" style:family="text">
      <style:text-properties officeooo:rsid="00172ad1" style:language-asian="tr" style:country-asian="TR" style:font-name-complex="Times New Roman1"/>
    </style:style>
    <style:style style:name="T115" style:family="text">
      <style:text-properties officeooo:rsid="002bcdb2" style:language-asian="tr" style:country-asian="TR" style:font-name-complex="Times New Roman1"/>
    </style:style>
    <style:style style:name="T116" style:family="text">
      <style:text-properties officeooo:rsid="00310090" style:language-asian="tr" style:country-asian="TR" style:font-name-complex="Times New Roman1"/>
    </style:style>
    <style:style style:name="T117" style:family="text">
      <style:text-properties officeooo:rsid="0033b636" style:language-asian="tr" style:country-asian="TR" style:font-name-complex="Times New Roman1"/>
    </style:style>
    <style:style style:name="T118" style:family="text">
      <style:text-properties officeooo:rsid="003aa60a" style:language-asian="tr" style:country-asian="TR" style:font-name-complex="Times New Roman1"/>
    </style:style>
    <style:style style:name="T119" style:family="text">
      <style:text-properties officeooo:rsid="0013e64a" style:language-asian="tr" style:country-asian="TR" style:font-name-complex="Times New Roman1"/>
    </style:style>
    <style:style style:name="T120" style:family="text">
      <style:text-properties officeooo:rsid="003b129e" style:language-asian="tr" style:country-asian="TR" style:font-name-complex="Times New Roman1"/>
    </style:style>
    <style:style style:name="T121" style:family="text">
      <style:text-properties officeooo:rsid="0022f6e7" style:language-asian="tr" style:country-asian="TR" style:font-name-complex="Times New Roman1"/>
    </style:style>
    <style:style style:name="T122" style:family="text">
      <style:text-properties officeooo:rsid="003c9814" style:language-asian="tr" style:country-asian="TR" style:font-name-complex="Times New Roman1"/>
    </style:style>
    <style:style style:name="T123" style:family="text">
      <style:text-properties officeooo:rsid="003d13be" style:language-asian="tr" style:country-asian="TR" style:font-name-complex="Times New Roman1"/>
    </style:style>
    <style:style style:name="T124" style:family="text">
      <style:text-properties officeooo:rsid="003d6035" style:language-asian="tr" style:country-asian="TR" style:font-name-complex="Times New Roman1"/>
    </style:style>
    <style:style style:name="T125" style:family="text">
      <style:text-properties officeooo:rsid="00467d30" style:language-asian="tr" style:country-asian="TR" style:font-name-complex="Times New Roman1"/>
    </style:style>
    <style:style style:name="T126" style:family="text">
      <style:text-properties officeooo:rsid="004958df" style:language-asian="tr" style:country-asian="TR" style:font-name-complex="Times New Roman1"/>
    </style:style>
    <style:style style:name="T127" style:family="text">
      <style:text-properties officeooo:rsid="004e8cf1" style:language-asian="tr" style:country-asian="TR" style:font-name-complex="Times New Roman1"/>
    </style:style>
    <style:style style:name="T128" style:family="text">
      <style:text-properties officeooo:rsid="00455e00" style:language-asian="tr" style:country-asian="TR" style:font-name-complex="Times New Roman1"/>
    </style:style>
    <style:style style:name="T129" style:family="text">
      <style:text-properties officeooo:rsid="001c4bd1" style:language-asian="tr" style:country-asian="TR" style:font-name-complex="Times New Roman1"/>
    </style:style>
    <style:style style:name="T130" style:family="text">
      <style:text-properties officeooo:rsid="0047d350" style:language-asian="tr" style:country-asian="TR" style:font-name-complex="Times New Roman1"/>
    </style:style>
    <style:style style:name="T131" style:family="text">
      <style:text-properties officeooo:rsid="0016608b" style:language-asian="tr" style:country-asian="TR" style:font-name-complex="Times New Roman1"/>
    </style:style>
    <style:style style:name="T132" style:family="text">
      <style:text-properties officeooo:rsid="00348da0" style:language-asian="tr" style:country-asian="TR" style:font-name-complex="Times New Roman1"/>
    </style:style>
    <style:style style:name="T133" style:family="text">
      <style:text-properties officeooo:rsid="006bae34" style:language-asian="tr" style:country-asian="TR" style:font-name-complex="Times New Roman1"/>
    </style:style>
    <style:style style:name="T134" style:family="text">
      <style:text-properties officeooo:rsid="008f180f" style:language-asian="tr" style:country-asian="TR" style:font-name-complex="Times New Roman1"/>
    </style:style>
    <style:style style:name="T135" style:family="text">
      <style:text-properties officeooo:rsid="0097ef5f" style:language-asian="tr" style:country-asian="TR" style:font-name-complex="Times New Roman1"/>
    </style:style>
    <style:style style:name="T136" style:family="text">
      <style:text-properties officeooo:rsid="002b0bb3" style:language-asian="tr" style:country-asian="TR" style:font-name-complex="Times New Roman1"/>
    </style:style>
    <style:style style:name="T137" style:family="text">
      <style:text-properties officeooo:rsid="001ab6fb" style:language-asian="tr" style:country-asian="TR" style:font-name-complex="Times New Roman1"/>
    </style:style>
    <style:style style:name="T138" style:family="text">
      <style:text-properties officeooo:rsid="00875977" style:language-asian="tr" style:country-asian="TR" style:font-name-complex="Times New Roman1"/>
    </style:style>
    <style:style style:name="T139" style:family="text">
      <style:text-properties officeooo:rsid="00512536" style:language-asian="tr" style:country-asian="TR" style:font-name-complex="Times New Roman1"/>
    </style:style>
    <style:style style:name="T140" style:family="text">
      <style:text-properties officeooo:rsid="0013588f" style:language-asian="tr" style:country-asian="TR" style:font-name-complex="Times New Roman1"/>
    </style:style>
    <style:style style:name="T141" style:family="text">
      <style:text-properties officeooo:rsid="00443595" style:language-asian="tr" style:country-asian="TR" style:font-name-complex="Times New Roman1"/>
    </style:style>
    <style:style style:name="T142" style:family="text">
      <style:text-properties officeooo:rsid="0014c035" style:language-asian="tr" style:country-asian="TR" style:font-name-complex="Times New Roman1"/>
    </style:style>
    <style:style style:name="T143" style:family="text">
      <style:text-properties officeooo:rsid="006fa4e9" style:language-asian="tr" style:country-asian="TR" style:font-name-complex="Times New Roman1"/>
    </style:style>
    <style:style style:name="T144" style:family="text">
      <style:text-properties officeooo:rsid="004a1f33" style:language-asian="tr" style:country-asian="TR" style:font-name-complex="Times New Roman1"/>
    </style:style>
    <style:style style:name="T145" style:family="text">
      <style:text-properties officeooo:rsid="005e4a91" style:language-asian="tr" style:country-asian="TR" style:font-name-complex="Times New Roman1"/>
    </style:style>
    <style:style style:name="T146" style:family="text">
      <style:text-properties officeooo:rsid="00a43a1d" style:language-asian="tr" style:country-asian="TR" style:font-name-complex="Times New Roman1"/>
    </style:style>
    <style:style style:name="T147" style:family="text">
      <style:text-properties officeooo:rsid="00a7f9fb" style:language-asian="tr" style:country-asian="TR" style:font-name-complex="Times New Roman1"/>
    </style:style>
    <style:style style:name="T148" style:family="text">
      <style:text-properties officeooo:rsid="009ca694" style:language-asian="tr" style:country-asian="TR" style:font-name-complex="Times New Roman1"/>
    </style:style>
    <style:style style:name="T149" style:family="text">
      <style:text-properties officeooo:rsid="00821128" style:language-asian="tr" style:country-asian="TR" style:font-name-complex="Times New Roman1"/>
    </style:style>
    <style:style style:name="T150" style:family="text">
      <style:text-properties officeooo:rsid="007e3d08" style:language-asian="tr" style:country-asian="TR" style:font-name-complex="Times New Roman1"/>
    </style:style>
    <style:style style:name="T151" style:family="text">
      <style:text-properties officeooo:rsid="00c19d0e" style:language-asian="tr" style:country-asian="TR" style:font-name-complex="Times New Roman1"/>
    </style:style>
    <style:style style:name="T152" style:family="text">
      <style:text-properties officeooo:rsid="00c37e75" style:language-asian="tr" style:country-asian="TR" style:font-name-complex="Times New Roman1"/>
    </style:style>
    <style:style style:name="T153" style:family="text">
      <style:text-properties officeooo:rsid="00c397b6" style:language-asian="tr" style:country-asian="TR" style:font-name-complex="Times New Roman1"/>
    </style:style>
    <style:style style:name="T154" style:family="text">
      <style:text-properties officeooo:rsid="003c3a02" style:language-asian="tr" style:country-asian="TR" style:font-name-complex="Times New Roman1"/>
    </style:style>
    <style:style style:name="T155" style:family="text">
      <style:text-properties officeooo:rsid="00c48f42" style:language-asian="tr" style:country-asian="TR" style:font-name-complex="Times New Roman1"/>
    </style:style>
    <style:style style:name="T156" style:family="text">
      <style:text-properties style:language-asian="tr" style:country-asian="TR" style:font-name-complex="Tahoma"/>
    </style:style>
    <style:style style:name="T157" style:family="text">
      <style:text-properties officeooo:rsid="003b129e" style:language-asian="tr" style:country-asian="TR" style:font-name-complex="Tahoma"/>
    </style:style>
    <style:style style:name="T158" style:family="text">
      <style:text-properties officeooo:rsid="004958df" style:language-asian="tr" style:country-asian="TR" style:font-name-complex="Tahoma"/>
    </style:style>
    <style:style style:name="T159" style:family="text">
      <style:text-properties officeooo:rsid="006bae34" style:language-asian="tr" style:country-asian="TR" style:font-name-complex="Tahoma"/>
    </style:style>
    <style:style style:name="T160" style:family="text">
      <style:text-properties officeooo:rsid="00374a74" style:language-asian="tr" style:country-asian="TR"/>
    </style:style>
    <style:style style:name="T161" style:family="text">
      <style:text-properties officeooo:rsid="0014a809" style:language-asian="tr" style:country-asian="TR"/>
    </style:style>
    <style:style style:name="T162" style:family="text">
      <style:text-properties officeooo:rsid="00347560"/>
    </style:style>
    <style:style style:name="T163" style:family="text">
      <style:text-properties officeooo:rsid="00348da0"/>
    </style:style>
    <style:style style:name="T164" style:family="text">
      <style:text-properties officeooo:rsid="0043c25c"/>
    </style:style>
    <style:style style:name="T165" style:family="text">
      <style:text-properties officeooo:rsid="00443595"/>
    </style:style>
    <style:style style:name="T166" style:family="text">
      <style:text-properties officeooo:rsid="0047d350"/>
    </style:style>
    <style:style style:name="T167" style:family="text">
      <style:text-properties fo:font-style="italic" style:text-underline-style="solid" style:text-underline-width="auto" style:text-underline-color="font-color" fo:font-weight="bold" style:font-style-asian="italic" style:font-weight-asian="bold"/>
    </style:style>
    <style:style style:name="T16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9"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70"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171"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1"/>
    </style:style>
    <style:style style:name="T172" style:family="text">
      <style:text-properties fo:font-style="italic" fo:font-weight="bold" style:font-style-asian="italic" style:font-weight-asian="bold" style:font-style-complex="italic" style:font-weight-complex="bold"/>
    </style:style>
    <style:style style:name="T173" style:family="text">
      <style:text-properties fo:font-style="italic" fo:font-weight="bold" style:language-asian="tr" style:country-asian="TR" style:font-style-asian="italic" style:font-weight-asian="bold" style:font-name-complex="Times New Roman1"/>
    </style:style>
    <style:style style:name="T174"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175" style:family="text">
      <style:text-properties fo:font-style="italic" fo:font-weight="normal" officeooo:rsid="0089ada2" style:language-asian="tr" style:country-asian="TR" style:font-style-asian="italic" style:font-weight-asian="normal" style:font-name-complex="Times New Roman1" style:font-style-complex="italic" style:font-weight-complex="normal"/>
    </style:style>
    <style:style style:name="T176" style:family="text">
      <style:text-properties fo:font-style="italic" fo:font-weight="normal" style:language-asian="tr" style:country-asian="TR" style:font-style-asian="italic" style:font-weight-asian="normal" style:font-name-complex="Times New Roman1" style:font-weight-complex="normal"/>
    </style:style>
    <style:style style:name="T177" style:family="text">
      <style:text-properties fo:font-style="italic" fo:font-weight="normal" officeooo:rsid="008af4ba" style:language-asian="tr" style:country-asian="TR" style:font-style-asian="italic" style:font-weight-asian="normal" style:font-name-complex="Times New Roman1" style:font-weight-complex="normal"/>
    </style:style>
    <style:style style:name="T178" style:family="text">
      <style:text-properties fo:font-style="italic" style:font-style-asian="italic" style:font-style-complex="italic"/>
    </style:style>
    <style:style style:name="T179" style:family="text">
      <style:text-properties fo:font-style="italic" officeooo:rsid="00b32608" style:font-style-asian="italic" style:font-style-complex="italic"/>
    </style:style>
    <style:style style:name="T180" style:family="text">
      <style:text-properties fo:font-style="italic" style:language-asian="tr" style:country-asian="TR" style:font-style-asian="italic" style:font-name-complex="Times New Roman1" style:font-style-complex="italic"/>
    </style:style>
    <style:style style:name="T181" style:family="text">
      <style:text-properties fo:font-style="italic" officeooo:rsid="00496a67" style:language-asian="tr" style:country-asian="TR" style:font-style-asian="italic" style:font-name-complex="Times New Roman1" style:font-style-complex="italic" style:font-weight-complex="normal"/>
    </style:style>
    <style:style style:name="T182" style:family="text">
      <style:text-properties fo:font-style="italic" officeooo:rsid="002b0bb3" style:language-asian="tr" style:country-asian="TR" style:font-style-asian="italic" style:font-name-complex="Times New Roman1" style:font-style-complex="italic" style:font-weight-complex="normal"/>
    </style:style>
    <style:style style:name="T183" style:family="text">
      <style:text-properties fo:font-style="italic" officeooo:rsid="003b129e" style:language-asian="tr" style:country-asian="TR" style:font-style-asian="italic" style:font-name-complex="Times New Roman1" style:font-style-complex="italic"/>
    </style:style>
    <style:style style:name="T184" style:family="text">
      <style:text-properties fo:font-style="italic" officeooo:rsid="005192be" style:language-asian="tr" style:country-asian="TR" style:font-style-asian="italic" style:font-name-complex="Times New Roman1" style:font-style-complex="italic"/>
    </style:style>
    <style:style style:name="T185" style:family="text">
      <style:text-properties fo:font-style="italic" officeooo:rsid="0047d350" style:language-asian="tr" style:country-asian="TR" style:font-style-asian="italic" style:font-name-complex="Times New Roman1" style:font-style-complex="italic"/>
    </style:style>
    <style:style style:name="T186" style:family="text">
      <style:text-properties fo:font-style="italic" officeooo:rsid="005915ab" style:language-asian="tr" style:country-asian="TR" style:font-style-asian="italic" style:font-name-complex="Times New Roman1" style:font-style-complex="italic"/>
    </style:style>
    <style:style style:name="T187" style:family="text">
      <style:text-properties fo:font-style="italic" style:text-underline-style="none" fo:font-weight="bold" officeooo:rsid="0047d350" style:language-asian="tr" style:country-asian="TR" style:font-style-asian="italic" style:font-weight-asian="bold" style:font-name-complex="Times New Roman1"/>
    </style:style>
    <style:style style:name="T188" style:family="text">
      <style:text-properties officeooo:rsid="004c1294"/>
    </style:style>
    <style:style style:name="T189" style:family="text">
      <style:text-properties officeooo:rsid="004d17d8"/>
    </style:style>
    <style:style style:name="T190" style:family="text">
      <style:text-properties officeooo:rsid="005079a5"/>
    </style:style>
    <style:style style:name="T191" style:family="text">
      <style:text-properties officeooo:rsid="006bae34"/>
    </style:style>
    <style:style style:name="T192" style:family="text">
      <style:text-properties style:text-underline-style="solid" style:text-underline-width="auto" style:text-underline-color="font-color"/>
    </style:style>
    <style:style style:name="T193" style:family="text">
      <style:text-properties style:text-underline-style="solid" style:text-underline-width="auto" style:text-underline-color="font-color" officeooo:rsid="006bae34"/>
    </style:style>
    <style:style style:name="T194" style:family="text">
      <style:text-properties officeooo:rsid="008676e7"/>
    </style:style>
    <style:style style:name="T195"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1" style:text-emphasize="none"/>
    </style:style>
    <style:style style:name="T196" style:family="text">
      <style:text-properties fo:color="#000000" loext:opacity="1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1" style:text-emphasize="none"/>
    </style:style>
    <style:style style:name="T197" style:family="text">
      <style:text-properties officeooo:rsid="0097ef5f"/>
    </style:style>
    <style:style style:name="T198" style:family="text">
      <style:text-properties officeooo:rsid="00a09823"/>
    </style:style>
    <style:style style:name="T199" style:family="text">
      <style:text-properties officeooo:rsid="00b0e99e"/>
    </style:style>
    <style:style style:name="T200" style:family="text">
      <style:text-properties officeooo:rsid="00b1d6f4"/>
    </style:style>
    <style:style style:name="T201" style:family="text">
      <style:text-properties officeooo:rsid="00b32608"/>
    </style:style>
    <style:style style:name="T202" style:family="text">
      <style:text-properties officeooo:rsid="00b3f9ce"/>
    </style:style>
    <style:style style:name="T203" style:family="text">
      <style:text-properties officeooo:rsid="00b8b0f5"/>
    </style:style>
    <style:style style:name="T204" style:family="text">
      <style:text-properties style:font-name="Chilanka" fo:font-size="12pt" fo:font-weight="normal" style:font-size-asian="12pt" style:language-asian="tr" style:country-asian="TR" style:font-weight-asian="normal" style:font-name-complex="Times New Roman1" style:font-size-complex="12pt" style:font-weight-complex="normal"/>
    </style:style>
    <style:style style:name="T205" style:family="text">
      <style:text-properties style:font-name="Chilanka" fo:font-size="12pt" fo:font-weight="normal" officeooo:rsid="00c2b0f9" style:font-size-asian="12pt" style:language-asian="tr" style:country-asian="TR" style:font-weight-asian="normal" style:font-name-complex="Times New Roman1" style:font-size-complex="12pt" style:font-weight-complex="normal"/>
    </style:style>
    <style:style style:name="T206" style:family="text">
      <style:text-properties style:font-name="Chilanka" fo:font-size="12pt" fo:font-weight="normal" officeooo:rsid="00c5822c" style:font-size-asian="12pt" style:language-asian="tr" style:country-asian="TR" style:font-weight-asian="normal" style:font-name-complex="Times New Roman1" style:font-size-complex="12pt" style:font-weight-complex="normal"/>
    </style:style>
    <style:style style:name="T207" style:family="text">
      <style:text-properties style:font-name="Chilanka" fo:font-size="12pt" fo:font-weight="normal" officeooo:rsid="00c537e7" style:font-size-asian="12pt" style:language-asian="tr" style:country-asian="TR" style:font-weight-asian="normal" style:font-name-complex="Times New Roman1" style:font-size-complex="12pt" style:font-weight-complex="normal"/>
    </style:style>
    <style:style style:name="T208" style:family="text">
      <style:text-properties style:font-name="Chilanka" fo:font-size="12pt" fo:font-weight="normal" officeooo:rsid="00cb5772" style:font-size-asian="12pt" style:language-asian="tr" style:country-asian="TR" style:font-weight-asian="normal" style:font-name-complex="Times New Roman1" style:font-size-complex="12pt" style:font-weight-complex="normal"/>
    </style:style>
    <style:style style:name="T209" style:family="text">
      <style:text-properties style:font-name="Chilanka" fo:font-size="12pt" fo:font-weight="normal" officeooo:rsid="00cddedd" style:font-size-asian="12pt" style:language-asian="tr" style:country-asian="TR" style:font-weight-asian="normal" style:font-name-complex="Times New Roman1" style:font-size-complex="12pt" style:font-weight-complex="normal"/>
    </style:style>
    <style:style style:name="T210" style:family="text">
      <style:text-properties style:font-name="Chilanka" fo:font-size="12pt" fo:font-weight="normal" officeooo:rsid="00d55402" style:font-size-asian="12pt" style:language-asian="tr" style:country-asian="TR" style:font-weight-asian="normal" style:font-name-complex="Times New Roman1" style:font-size-complex="12pt" style:font-weight-complex="normal"/>
    </style:style>
    <style:style style:name="T211" style:family="text">
      <style:text-properties style:font-name="Chilanka" fo:font-size="12pt" fo:font-weight="normal" officeooo:rsid="00c5d15f" style:font-size-asian="12pt" style:language-asian="tr" style:country-asian="TR" style:font-weight-asian="normal" style:font-name-complex="Times New Roman1" style:font-size-complex="12pt" style:font-weight-complex="normal"/>
    </style:style>
    <style:style style:name="T212" style:family="text">
      <style:text-properties style:font-name="Chilanka" fo:font-size="12pt" style:font-size-asian="12pt" style:language-asian="tr" style:country-asian="TR" style:font-name-complex="Times New Roman1" style:font-size-complex="12pt"/>
    </style:style>
    <style:style style:name="T213" style:family="text">
      <style:text-properties style:font-name="Chilanka" fo:font-size="12pt" officeooo:rsid="00c5822c" style:font-size-asian="12pt" style:language-asian="tr" style:country-asian="TR" style:font-name-complex="Times New Roman1" style:font-size-complex="12pt"/>
    </style:style>
    <style:style style:name="T214" style:family="text">
      <style:text-properties style:font-name="Chilanka" fo:font-size="12pt" officeooo:rsid="00c5d15f" style:font-size-asian="12pt" style:language-asian="tr" style:country-asian="TR" style:font-name-complex="Times New Roman1" style:font-size-complex="12pt"/>
    </style:style>
    <style:style style:name="T215" style:family="text">
      <style:text-properties style:font-name="Chilanka" fo:font-size="12pt" fo:font-weight="bold" style:font-size-asian="12pt" style:language-asian="tr" style:country-asian="TR" style:font-weight-asian="bold" style:font-name-complex="Times New Roman1" style:font-size-complex="12pt" style:font-weight-complex="bold"/>
    </style:style>
    <style:style style:name="T216" style:family="text">
      <style:text-properties officeooo:rsid="00d55402"/>
    </style:style>
    <style:style style:name="T217" style:family="text">
      <style:text-properties officeooo:rsid="00cddedd"/>
    </style:style>
    <style:style style:name="T218" style:family="text">
      <style:text-properties officeooo:rsid="009ada1a" style:font-weight-complex="bold"/>
    </style:style>
    <style:style style:name="T219" style:family="text">
      <style:text-properties officeooo:rsid="00a38f7c" style:font-weight-complex="bold"/>
    </style:style>
    <style:style style:name="T220" style:family="text">
      <style:text-properties officeooo:rsid="009ca694" style:font-weight-complex="bold"/>
    </style:style>
    <style:style style:name="T221" style:family="text">
      <style:text-properties officeooo:rsid="007ab96d" style:font-weight-complex="bold"/>
    </style:style>
    <style:style style:name="T222" style:family="text">
      <style:text-properties officeooo:rsid="0078c540" style:font-weight-complex="bold"/>
    </style:style>
    <style:style style:name="T223" style:family="text">
      <style:text-properties officeooo:rsid="007e3d08" style:font-weight-complex="bold"/>
    </style:style>
    <style:style style:name="T224" style:family="text">
      <style:text-properties officeooo:rsid="008fbb17" style:font-weight-complex="bold"/>
    </style:style>
    <style:style style:name="T225" style:family="text">
      <style:text-properties officeooo:rsid="00c19d0e" style:font-weight-complex="bold"/>
    </style:style>
    <style:style style:name="T226" style:family="text">
      <style:text-properties officeooo:rsid="00c48f42" style:font-weight-complex="bold"/>
    </style:style>
    <style:style style:name="T227" style:family="text">
      <style:text-properties officeooo:rsid="00c37e75"/>
    </style:style>
    <style:style style:name="T228" style:family="text">
      <style:text-properties fo:font-size="11pt" officeooo:rsid="00c48f42" style:font-size-asian="11pt" style:language-asian="tr" style:country-asian="TR" style:font-name-complex="Times New Roman1" style:font-size-complex="11pt"/>
    </style:style>
    <style:style style:name="T229" style:family="text">
      <style:text-properties fo:font-size="11pt" fo:font-weight="bold" officeooo:rsid="00c48f42" style:font-size-asian="11pt" style:font-weight-asian="bold" style:font-size-complex="11pt" style:font-weight-complex="bold"/>
    </style:style>
    <style:style style:name="T230" style:family="text">
      <style:text-properties fo:font-size="11pt" fo:font-style="italic" fo:font-weight="bold" officeooo:rsid="00a43a1d" style:font-size-asian="11pt" style:font-style-asian="italic" style:font-weight-asian="bold" style:font-size-complex="11pt" style:font-style-complex="italic" style:font-weight-complex="bold"/>
    </style:style>
    <style:style style:name="T231" style:family="text">
      <style:text-properties officeooo:rsid="00c48f42"/>
    </style:style>
    <style:style style:name="T232" style:family="text">
      <style:text-properties style:font-name="Chandas" fo:font-weight="normal" officeooo:rsid="005e877f" style:language-asian="tr" style:country-asian="TR" style:font-weight-asian="normal" style:font-name-complex="Times New Roman" style:font-weight-complex="normal"/>
    </style:style>
    <style:style style:name="T233" style:family="text">
      <style:text-properties style:font-name="Chandas" fo:font-weight="normal" officeooo:rsid="00b3f9ce" style:language-asian="tr" style:country-asian="TR" style:font-weight-asian="normal" style:font-name-complex="Times New Roman" style:font-weight-complex="normal"/>
    </style:style>
    <style:style style:name="T234" style:family="text">
      <style:text-properties style:font-name="Chandas" fo:font-weight="normal" officeooo:rsid="00c79dcf" style:language-asian="tr" style:country-asian="TR" style:font-weight-asian="normal" style:font-name-complex="Times New Roman"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BELİRLİ SÜRELİ KİRA SÖZLEŞMESİ</text:p>
      <text:p text:style-name="P24"><text:span text:style-name="T31">MADDE </text:span><text:span text:style-name="T32">1<text:tab/></text:span><text:span text:style-name="T61">Tanım</text:span><text:span text:style-name="T67">lar</text:span><text:span text:style-name="T61">:</text:span><text:span text:style-name="T79"> </text:span><text:span text:style-name="T80">İ</text:span><text:span text:style-name="T81">şbu sözleşmede adı geçen; </text:span><text:span text:style-name="T62">Kiraya veren</text:span><text:span text:style-name="T80">; </text:span><text:span text:style-name="T83">mecurun</text:span><text:span text:style-name="T80"> </text:span><text:span text:style-name="T88">yetkilisini</text:span><text:span text:style-name="T80">, </text:span><text:span text:style-name="T62">Kiracı;</text:span><text:span text:style-name="T90"> </text:span><text:span text:style-name="T93">mecuru</text:span><text:span text:style-name="T90"> kiralama hak</text:span><text:span text:style-name="T92">k</text:span><text:span text:style-name="T90">ını belirli bir ücret karşılığında </text:span><text:span text:style-name="T93">belirli bir süre</text:span><text:span text:style-name="T90"> kabul <text:s/>eden gerçek veya tüzel kişi</text:span><text:span text:style-name="T91">yi</text:span><text:span text:style-name="T81"> ifade eder. </text:span><text:span text:style-name="T3">İşbu k</text:span>ira sözleşme<text:span text:style-name="T198">yle</text:span>, kiraya veren , <text:span text:style-name="T26">bu sözleşmede özellikleri belirtilen mecurun</text:span> kullanı<text:span text:style-name="T165">mını,</text:span> <text:span text:style-name="T164">belli bir süre için, belirlenen fiyatla</text:span> kiracıya bırak<text:span text:style-name="T198">ır</text:span>.</text:p>
      <text:p text:style-name="P35"><text:span text:style-name="T103">M</text:span><text:span text:style-name="T101">ADDE </text:span><text:span text:style-name="T102">2<text:tab/></text:span><text:span text:style-name="T104">Kira süresi:</text:span><text:span text:style-name="T105"> </text:span><text:span text:style-name="T106">İşbu s</text:span><text:span text:style-name="T107">özleşme, belirli süre</text:span><text:span text:style-name="T109">lidir</text:span><text:span text:style-name="T108"> ve <text:s/>k</text:span><text:span text:style-name="T107">ararlaştırılan sürenin </text:span><text:span text:style-name="T111">sonunda</text:span><text:span text:style-name="T107"> herhangi bir bildirim olmaksızın, </text:span><text:span text:style-name="T110"><text:s/>sözleşmeden doğan haklar saklı kalmak şartıyla,</text:span><text:span text:style-name="T107"> sona ere</text:span><text:span text:style-name="T108">r. <text:s/></text:span></text:p>
      <text:p text:style-name="P25"><text:span text:style-name="T37">M</text:span><text:span text:style-name="T31">ADDE 3 <text:tab/></text:span><text:span text:style-name="T72">Vergi ve benzeri yükümlülüklere katlanma borcu : </text:span>Kiralanana <text:span text:style-name="T188">ait, kültür, arsa, bina vergileri kiraya veren ;</text:span> <text:span text:style-name="T190">kira stopaj </text:span>vergi<text:span text:style-name="T60">si, çevre temizlik vergisi </text:span>ve benzeri yükümlülükler <text:span text:style-name="T26">kiracı tarafından ödenecektir. </text:span><text:span text:style-name="T114">Kiracı elektrik, su, </text:span><text:span text:style-name="T116">aidat</text:span><text:span text:style-name="T114"> vb. abone gerektiren işlemlerde, kira başlangıcında abonelikleri üzerine alacaktır ve kira müddeti boyunca bu </text:span><text:span text:style-name="T117">aboneliklere ait</text:span><text:span text:style-name="T114"> giderler kiracıya aittir.</text:span></text:p>
      <text:p text:style-name="P24"><text:span text:style-name="T31">MADDE </text:span><text:span text:style-name="T32">4 <text:tab/></text:span><text:span text:style-name="T73">Yan giderlere katlanma borcu</text:span><text:span text:style-name="T31"> : </text:span>Kira<text:span text:style-name="T26">cı</text:span>, kiralananın kullanımıyla ilgili olmak üzere, kendisi veya üçüncü kişi tarafından yapılan yan giderlere katlanmakla yükümlüdür.</text:p>
      <text:p text:style-name="P26"><text:span text:style-name="T31">MADDE </text:span><text:span text:style-name="T32">5<text:tab/></text:span><text:span text:style-name="T73">Kiralananın teslim anında </text:span><text:span text:style-name="T76">ve </text:span><text:span text:style-name="T73">sonra</text:span><text:span text:style-name="T76">sı</text:span><text:span text:style-name="T73"> ayıplı hâle gelmesinden sorumluluk</text:span><text:span text:style-name="T31"> <text:tab/></text:span></text:p>
      <text:list xml:id="list1656930644" text:style-name="WWNum3">
        <text:list-header>
          <text:p text:style-name="P63"><text:span text:style-name="T12">İşbu </text:span><text:span text:style-name="T14">sözleşme aynı zamanda teslim tutanağı hükmünde olup,</text:span><text:span text:style-name="T12"> sözleşme</text:span><text:span text:style-name="T13">nin imzalanması ile </text:span><text:span text:style-name="T12">kiracı, kiralananı sağlam, ayıpsız ve eksiksiz olarak, </text:span><text:span text:style-name="T18">olduğu şekliyle</text:span><text:span text:style-name="T12"> teslim aldığını kabul etmiştir. </text:span><text:span text:style-name="T11">Taşınmazda bulunan tuvalet, la</text:span><text:bookmark text:name="_GoBack"/><text:span text:style-name="T11">vabo <text:s/>banyo, vb. malzemeler kiracıya sağlam olarak teslim edilmiştir ve kira bitiminde kiracı bu malzemeleri sağlam ve eksiksiz olarak teslim etmekle yükümlüdür. Malzemelerde hasar oluşması durumunda kiracı ödemekle yükümlüdür. </text:span><text:span text:style-name="T14">Mecurun kullanılması sırasında oluşabilecek her türlü arıza, hasar vb. giderler kiracıya aittir. </text:span><text:span text:style-name="T26">Kiracının, mecurun teslimi sonrası, kendi ihtiyaçları doğrultusunda ortaya çıkabilecek ve eksik olarak tanımlayacağı şeylerin sorumluluğu kiracıya aittir. </text:span></text:p>
        </text:list-header>
      </text:list>
      <text:p text:style-name="P24"><text:span text:style-name="T31">MADDE </text:span><text:span text:style-name="T36">6</text:span><text:span text:style-name="T32"><text:tab/></text:span><text:span text:style-name="T73">Kira bedelinin indirilmesi</text:span><text:span text:style-name="T31"> : </text:span>Kiracı, <text:span text:style-name="T27">kira süresi boyunca ve sonrasında, sözleşmede belirlenen kira bedelinde, mucbir sebepler dahil, herhangi bir sebeple </text:span>indirim yapılmasını isteye<text:span text:style-name="T27">mez</text:span>. <text:span text:style-name="T199">İşbu sözleşme pandemi koşulları göz önünde bulundurularak imzalanmıştır.</text:span></text:p>
      <text:p text:style-name="P24"><text:span text:style-name="T31">MADDE </text:span><text:span text:style-name="T38">7</text:span><text:span text:style-name="T32"><text:tab/></text:span><text:span text:style-name="T73">Kira bedelini ödeme borcu,</text:span><text:span text:style-name="T31"> </text:span><text:span text:style-name="T35">ifa zamanı, kiracının temerrüdü</text:span><text:span text:style-name="T31"><text:tab/><text:tab/></text:span></text:p>
      <text:list xml:id="list105014615881776" text:continue-numbering="true" text:style-name="WWNum3">
        <text:list-header>
          <text:p text:style-name="P65"><text:span text:style-name="T136">Kira bedeli nettir. <text:s/></text:span><text:span text:style-name="T113">Sözleşme</text:span><text:span text:style-name="T136">de</text:span><text:span text:style-name="T113"> </text:span><text:span text:style-name="T136">belirtilen kira bedeli</text:span><text:span text:style-name="T113">, vergiler düşüldükten sonra </text:span><text:span text:style-name="T136">kiralayana </text:span><text:span text:style-name="T113">ödene</text:span><text:span text:style-name="T136">cek</text:span><text:span text:style-name="T113"> </text:span><text:span text:style-name="T117">net </text:span><text:span text:style-name="T113">miktardır. </text:span><text:span text:style-name="T136">Kira stopaj vergisi kiracı tarafından, </text:span><text:span text:style-name="T117">kiraya veren adına </text:span><text:span text:style-name="T136">ödenecektir. Her türlü resim vergi ve harçlar, ÇTV, stopaj vergisi ve kira süresi içerisinde ortaya çıkabilecek her türlü resmi ödemeler, vergi ve harçlar kiracı tarafından ödenecektir.</text:span><text:span text:style-name="T113"> Kiracı, kira bedelini </text:span><text:span text:style-name="T137">( kira bedeli aylık ödemeli yapılacaksa her ayın </text:span><text:span text:style-name="T138">1</text:span><text:span text:style-name="T139">. günü</text:span><text:span text:style-name="T137"> peşin </text:span><text:span text:style-name="T138">olarak</text:span><text:span text:style-name="T137"> )</text:span><text:span text:style-name="T113"> ve yan giderleri,</text:span><text:span text:style-name="T137"> </text:span><text:span text:style-name="T138">peşin </text:span><text:span text:style-name="T113">ödemekle yükümlüdür. </text:span><text:span text:style-name="T124">Ki</text:span><text:span text:style-name="T137">ra ödemeleri kiraya verene ait banka hesabına yatırılacaktır. </text:span><text:span text:style-name="T113">İşbu sö</text:span><text:span text:style-name="T140">z</text:span><text:span text:style-name="T113">leşme</text:span><text:span text:style-name="T120">de belirlenen</text:span><text:span text:style-name="T113"> kira bedeli</text:span><text:span text:style-name="T120">nin ödeme vadesi </text:span><text:span text:style-name="T123">sözleşme düzenleme </text:span><text:span text:style-name="T120">tarihidir.</text:span><text:span text:style-name="T113"> Ödeme çek veya senet ile taahhüt edilmiş ise ödemenin zamanında <text:s/>ödenmemesi durumunda, </text:span><text:span text:style-name="T195">müteakip bonolarda muacceliyet kesbedece</text:span><text:span text:style-name="T196">k</text:span><text:span text:style-name="T195">,</text:span><text:span text:style-name="T113"> </text:span><text:span text:style-name="T123">çek veya senedin ödeme vadesi, sözleşme düzenleme tarihi olarak kabul edilecektir </text:span><text:span text:style-name="T141">ve</text:span><text:span text:style-name="T123"> </text:span><text:span text:style-name="T113"><text:s/></text:span><text:span text:style-name="T141">k</text:span><text:span text:style-name="T123">iracı </text:span><text:span text:style-name="T141">geçmiş ve </text:span><text:span text:style-name="T123">o</text:span><text:span text:style-name="T113">turduğu süreye ait kira borcunu, </text:span><text:span text:style-name="T120">geçen her gün için, yıllık kira bedelinin yüzde </text:span><text:span text:style-name="T123">biri</text:span><text:span text:style-name="T120"> oranında </text:span><text:span text:style-name="T123">(%1)</text:span><text:span text:style-name="T120"> </text:span><text:span text:style-name="T122">günlük </text:span><text:span text:style-name="T120">ceza bedeli </text:span><text:span text:style-name="T123">ile birlikte</text:span><text:span text:style-name="T120"> ödemeyi</text:span><text:span text:style-name="T113"> peşinen kabul ve taahhüt eder.</text:span></text:p>
        </text:list-header>
      </text:list>
      <text:p text:style-name="P24"><text:span text:style-name="T31">MADDE </text:span><text:span text:style-name="T39">8</text:span><text:span text:style-name="T33"><text:tab/></text:span><text:span text:style-name="T74">Temizlik ve bakım giderlerini ödeme borcu</text:span> : Kiracı, kiralananın olağan kullanımı için gerekli temizlik, bakım <text:span text:style-name="T199">vb.</text:span> giderleri ödemekle yükümlüdür.</text:p>
      <text:p text:style-name="P24"><text:span text:style-name="T31">MADDE </text:span><text:span text:style-name="T39">9</text:span><text:span text:style-name="T33"><text:tab/></text:span><text:span text:style-name="T36">K</text:span><text:span text:style-name="T74">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57">önce kiracıya bildirmek ve bunların </text:span>yapıldığı sırada kiracının yararlarını göz önünde tutmak zorundadır. </text:p>
      <text:p text:style-name="P33"><text:span text:style-name="T31">MADD</text:span><text:span text:style-name="T41">E 10 </text:span><text:span text:style-name="T63">Kira</text:span><text:span text:style-name="T74">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text:p>
      <text:p text:style-name="P33">Kiracı, <text:span text:style-name="T189">mecurda bir değişiklik yapmak isterse bu ek bir sözleşme ile belirlenmelidir.</text:span> Kiracı, kiraya verenin rızasıyla yaptığı yenilik ve değişiklikler sebebiyle kiralananda ortaya çıka<text:span text:style-name="T189">bilecek</text:span> </text:p>
      <text:p text:style-name="P13"/>
      <text:p text:style-name="P13">KİRAYA VEREN<text:tab/>KİRACI<text:tab/>ŞAHİT-KEFİL</text:p>
      <text:p text:style-name="P16"><text:tab/><text:tab/><text:tab/><text:tab/><text:tab/><text:tab/><text:span text:style-name="T229">Salih Ant</text:span></text:p>
      <text:p text:style-name="P16"><text:span text:style-name="T230"><text:tab/><text:tab/><text:tab/><text:tab/><text:tab/><text:tab/></text:span><text:span text:style-name="T229">206 6912 5944</text:span></text:p>
      <text:p text:style-name="P33"><text:soft-page-break/><text:span text:style-name="T113">değer artışının karşılığını isteyemez.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18">Aksi bir sözleşme ile kararlaştır</text:span><text:span text:style-name="T134">ı</text:span><text:span text:style-name="T118">lmamışsa, </text:span><text:span text:style-name="T115">Kiracı, kira bitiminde yaptığı bu tip imalatları sökemez, çıkaramaz, kıramaz. Kiracı bu tip imalatları sağlam olarak kiraya verene teslim etmekle yükümlüdür. </text:span></text:p>
      <text:p text:style-name="P24"><text:span text:style-name="T41">MADDE 11</text:span><text:span text:style-name="T33"><text:tab/></text:span><text:span text:style-name="T74">Alt kira ve kullanım hakkının devri, </text:span><text:span text:style-name="T63">Kira ilişkisinin devri</text:span><text:span text:style-name="T31"> : </text:span>Kiracı, kiraya verenin yazılı rızası olmadıkça, kiralananı başkasına kiralayamayacağı gibi, kullanım hakkını da, kira ilişkisini <text:span text:style-name="T165">de</text:span> başkasına devredemez. </text:p>
      <text:p text:style-name="P24"><text:span text:style-name="T31">MADDE </text:span><text:span text:style-name="T33">1</text:span><text:span text:style-name="T40">2</text:span><text:span text:style-name="T33"><text:tab/></text:span><text:span text:style-name="T74">Kiralananın kullanılmaması</text:span><text:span text:style-name="T31"> :</text:span><text:span text:style-name="T2"> </text:span><text:span text:style-name="T8">Normal veya mucbir bir sebeple, m</text:span><text:span text:style-name="T6">ecur</text:span> kullanılmasa veya sınırlı olarak kullanılsa bile kiracı, kira bedelini ödemekle yükümlüdür. <text:span text:style-name="T197">İşbu sözleşme pandemi koşulları göz önünde bulundurularak düzenlenmiştir.</text:span></text:p>
      <text:p text:style-name="P24"><text:span text:style-name="T31">MADDE </text:span><text:span text:style-name="T36">1</text:span><text:span text:style-name="T40">3</text:span><text:span text:style-name="T33"><text:tab/></text:span><text:span text:style-name="T74">Kiralananın sözleşmenin bitiminden önce geri verilmesi</text:span><text:span text:style-name="T31"> <text:s/>: </text:span>Kiracı, sözleşme süresine veya fesih dönemine uymaksızın kiralananı geri verdiği takdirde, kira sözleşmesinden doğan borçları, <text:span text:style-name="T28">sözleşme bitim süresine kadar olan dönem boyunca devam eder. Bu gibi durumlarda kiracı, kiralananı başkasına devredemez. Kiraya veren, k</text:span>iralananın <text:span text:style-name="T162">güncel</text:span> koşullarla kiraya verilebileceği <text:span text:style-name="T28">yeni bir kiracı bulması </text:span>h<text:span text:style-name="T197">a</text:span>linde, kiracının kira sözleşmesinden doğan borçları sona erer. <text:s/><text:span text:style-name="T197">Kiracı sözleşmede belirtilen şartlarda, kiralananı kullanmasa bile, kira borcunu ödemekle yükümlüdür.</text:span></text:p>
      <text:p text:style-name="P27"><text:span text:style-name="T31">MADDE </text:span><text:span text:style-name="T36">1</text:span><text:span text:style-name="T40">4</text:span><text:span text:style-name="T33"><text:tab/></text:span><text:span text:style-name="T72">Sözleşmenin sona ermesi</text:span><text:span text:style-name="T2"> : </text:span><text:span text:style-name="T4">İşbu sözleşme, belirli süreli bir sözleşmedir. K</text:span>ira sözleşmesi bu sürenin sonunda kendiliğinden sona erer. <text:span text:style-name="T189">Kiracı kiralananı sözleşme bitim tarihinde boşaltmakla yükümlüdür.</text:span><text:span text:style-name="T89"> </text:span><text:span text:style-name="T100">K</text:span><text:span text:style-name="T97">iracı, </text:span><text:span text:style-name="T100">mecuru boşaltmadığı takdirde, </text:span><text:span text:style-name="T97"><text:s/></text:span><text:span text:style-name="T96">geçmiş ve </text:span><text:span text:style-name="T97">o</text:span><text:span text:style-name="T94">turduğu süreye ait kira borcunu, </text:span><text:span text:style-name="T98">geçen her gün için, yıllık kira bedelinin yüzde </text:span><text:span text:style-name="T97">biri</text:span><text:span text:style-name="T98"> oranında </text:span><text:span text:style-name="T97">(%1)</text:span><text:span text:style-name="T98"> </text:span><text:span text:style-name="T99">günlük </text:span><text:span text:style-name="T98">ceza bedeli </text:span><text:span text:style-name="T97">ile birlikte</text:span><text:span text:style-name="T98"> ödemeyi</text:span><text:span text:style-name="T94"> peşinen kabul ve taahhüt eder.</text:span></text:p>
      <text:p text:style-name="P24"><text:span text:style-name="T31">MADDE </text:span><text:span text:style-name="T36">1</text:span><text:span text:style-name="T40">5</text:span><text:span text:style-name="T31"><text:tab/></text:span><text:span text:style-name="T72">Kiracının iflası </text:span><text:span text:style-name="T77">ve ölümü : </text:span>Kiracı, kiralananın tesliminden sonra iflas eder <text:span text:style-name="T189">veya</text:span> <text:s/>öl<text:span text:style-name="T189">ürse, ö</text:span>len kiracının <text:span text:style-name="T59">mirasçıları ve </text:span>ortakları veya bu ortakların aynı meslek ve sanatı yürüten mirasçıları <text:span text:style-name="T29"><text:s/>kiranın devam etmesine yönelik istekleri, bu sözleşmeye bağlı olarak geçersizdir. </text:span><text:span text:style-name="T82">Kiracının ölümü ile bu sözleşmedeki </text:span><text:span text:style-name="T79">“Kiralananın sözleşmenin bitiminden önce geri verilmesi” </text:span><text:span text:style-name="T82">maddesinde belirtilen şartlar uygulanır. </text:span><text:span text:style-name="T29">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28"><text:span text:style-name="T31">MADDE </text:span><text:span text:style-name="T36">1</text:span><text:span text:style-name="T40">6</text:span><text:span text:style-name="T34"><text:tab/></text:span><text:span text:style-name="T75">Kiralananın geri verilmesi</text:span><text:span text:style-name="T31"> <text:tab/>:</text:span><text:span text:style-name="T2"> “</text:span><text:span text:style-name="T84">Kiralananda yenilik ve değişiklik yapılması“ </text:span><text:span text:style-name="T85">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62">de</text:span>, sözleşmeye aykırı kullanmadan doğacak zararları giderme<text:span text:style-name="T30">kle yükümlüdür.</text:span> </text:p>
      <text:p text:style-name="P24"><text:span text:style-name="T31">MADDE </text:span><text:span text:style-name="T36">1</text:span><text:span text:style-name="T40">7</text:span><text:span text:style-name="T34"><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20"/>
      <text:p text:style-name="P12">KİRAYA VEREN<text:tab/>KİRACI<text:tab/>ŞAHİT-KEFİL</text:p>
      <text:p text:style-name="P101"><text:span text:style-name="T146"><text:tab/><text:tab/><text:tab/><text:tab/><text:tab/><text:tab/></text:span><text:span text:style-name="T228">Salih Ant</text:span></text:p>
      <text:p text:style-name="P102"><text:span text:style-name="T230"><text:tab/><text:tab/><text:tab/><text:tab/><text:tab/><text:tab/></text:span><text:span text:style-name="T229">206 6912 5944</text:span></text:p>
      <text:p text:style-name="P29"><text:soft-page-break/><text:span text:style-name="T31">MADDE </text:span><text:span text:style-name="T40">18</text:span><text:span text:style-name="T34"><text:tab/></text:span><text:span text:style-name="T75">Kullanma giderleri</text:span><text:span text:style-name="T31"> : </text:span>Kiracı, ısıtma, aydınlatma ve su gibi kullanma giderlerine katlan<text:span text:style-name="T200">ır ve</text:span> bu giderleri ispat edici belgelerin birer örneğini, istem üzerine diğer tarafa vermek zorundadır. </text:p>
      <text:p text:style-name="P34"><text:span text:style-name="T31">MADDE </text:span><text:span text:style-name="T36">1</text:span><text:span text:style-name="T40">9</text:span><text:span text:style-name="T34"><text:tab/></text:span><text:span text:style-name="T75">Kiracının güvence vermesi</text:span><text:span text:style-name="T31"> <text:tab/>: </text:span><text:span text:style-name="T5">K</text:span>iracı <text:span text:style-name="T202">belirlenen </text:span>güvence <text:span text:style-name="T202">bedelini öder ve tahliyede kiracının herhangi bir borcu olmadığı durumda bu bedel aynı miktarda iade edilir.</text:span></text:p>
      <text:p text:style-name="P30"><text:span text:style-name="T31">MADDE </text:span><text:span text:style-name="T36">2</text:span><text:span text:style-name="T40">0</text:span><text:span text:style-name="T34"> <text:tab/></text:span><text:span text:style-name="T75">Kira </text:span><text:span text:style-name="T78">Yıllık Artış Oranı</text:span><text:span text:style-name="T31"> </text:span><text:span text:style-name="T34">ve </text:span><text:span text:style-name="T75">Belirlenmesi<text:tab/>: </text:span><text:span text:style-name="T58">Bir yıldan uzun süreyle yapılan sözleşmelerde </text:span>uygulanacak <text:span text:style-name="T166">yıllık kira artış oranı</text:span>, <text:span text:style-name="T162">yıllık tüketici </text:span>fiyat endeksin<text:span text:style-name="T162">in (TÜFE)</text:span> <text:span text:style-name="T58">altında olmamak</text:span> koşuluyla <text:span text:style-name="T112">yapılacaktır.</text:span>. </text:p>
      <text:p text:style-name="P31"><text:span text:style-name="T42">MADDE </text:span><text:span text:style-name="T43">2</text:span><text:span text:style-name="T44">1</text:span><text:span text:style-name="T43"> <text:tab/></text:span><text:span text:style-name="T45">Sözleşmenin feshi : </text:span><text:span text:style-name="T113">İşbu sözleşmenin herhangi bir maddesinin ihlali ile </text:span><text:span text:style-name="T127">veya süre bitiminde</text:span><text:span text:style-name="T113">, </text:span><text:span text:style-name="T124">kiraya verenin hakları saklı kalmak şartıyla</text:span><text:span text:style-name="T113"> sözleşme fesh edilir ve kiracı mecuru hiçbir ihtara gerek kalmadan boşaltma</text:span><text:span text:style-name="T128">yı kabul ve taahhüt etmiştir.</text:span><text:span text:style-name="T113">. </text:span></text:p>
      <text:list xml:id="list105014623273874" text:continue-numbering="true" text:style-name="WWNum3">
        <text:list-header>
          <text:p text:style-name="P64"><text:span text:style-name="T42">MADDE </text:span><text:span text:style-name="T43">2</text:span><text:span text:style-name="T44">2</text:span><text:span text:style-name="T45"><text:tab/>Kefil ve şahit : </text:span><text:span text:style-name="T113">Kefil </text:span><text:span text:style-name="T128">ve şahit</text:span><text:span text:style-name="T113">, bu sözleşmeye attığı imza ile, sözleşme şartlarına uyulmaması </text:span><text:span text:style-name="T123">ve/veya bu sözleşmeyle bağlantılı tahliye taahhütnamesi vb. belgeler</text:span><text:span text:style-name="T113"> ile ortaya çıkabilecek her türlü maddi ve manevi zararların karşılanması hususunda, müteselsilen sorumlu olduğunu kabul ve beyan etmiştir. Kefil </text:span><text:span text:style-name="T129">ve Şahit</text:span><text:span text:style-name="T113">, sözleşmeyi imzalayan kişinin, </text:span><text:span text:style-name="T134">s</text:span><text:span text:style-name="T113">özleşmede adı geçen kişi olduğuna şahitlik ettiğini kabul ve beyan e</text:span><text:span text:style-name="T147">tmiştir.</text:span><text:span text:style-name="T113"> </text:span></text:p>
          <text:p text:style-name="P66"><text:span text:style-name="T44">MADDE 23<text:tab/>Yetkili mercii ve tebligat :</text:span><text:span text:style-name="T15"> İşbu </text:span><text:span text:style-name="T128"><text:s/>sözleşmede belirtilen adresler tarafların tebligat adresleri olarak da belirlenmiş olup her türlü tebligatın bu adreslere yapılabileceği taraflarca kabul edilmişti</text:span><text:span text:style-name="T130">r.</text:span><text:span text:style-name="T128"> Taraflar, anlaşmazlık vuku</text:span><text:span text:style-name="T130">unda</text:span><text:span text:style-name="T128">, T.C. Tokat Mahkeme ve İcra Dairelerinin selahiyetini </text:span><text:span text:style-name="T127">şimdiden </text:span><text:span text:style-name="T128">kabul ve beyan etmiştir. </text:span></text:p>
          <text:list>
            <text:list-item>
              <text:list>
                <text:list-item>
                  <text:list>
                    <text:list-item>
                      <text:list>
                        <text:list-item>
                          <text:list>
                            <text:list-item>
                              <text:list>
                                <text:list-header>
                                  <text:p text:style-name="P67"/>
                                  <text:list>
                                    <text:list-header>
                                      <text:p text:style-name="P66"><text:span text:style-name="T113">İşbu akit, </text:span><text:span text:style-name="T130">3</text:span><text:span text:style-name="T131"> sayfa,</text:span><text:span text:style-name="T132"> 2</text:span><text:span text:style-name="T128">3</text:span><text:span text:style-name="T132"> madde </text:span><text:span text:style-name="T128">ve kiraya veren, kiracı, kiralanan ve kira hakkında detaylardan</text:span><text:span text:style-name="T132"> </text:span><text:span text:style-name="T131">oluşur ve </text:span><text:span text:style-name="T130">1</text:span><text:span text:style-name="T113"> nüsha halinde tanzim edilmiş olup, taraflarca </text:span><text:span text:style-name="T128">okunarak, </text:span><text:span text:style-name="T113">kabul edilmiş ve imzalanmıştır.</text:span></text:p>
                                    </text:list-header>
                                  </text:list>
                                </text:list-header>
                              </text:list>
                            </text:list-item>
                          </text:list>
                        </text:list-item>
                      </text:list>
                    </text:list-item>
                  </text:list>
                </text:list-item>
              </text:list>
            </text:list-item>
          </text:list>
        </text:list-header>
      </text:list>
      <text:p text:style-name="P19"/>
      <text:p text:style-name="P19"/>
      <text:p text:style-name="P42"><text:span text:style-name="T171">Sözleşmenin<text:tab/>:</text:span><text:span text:style-name="T187"> </text:span><text:span text:style-name="T183">Düzenleme Tarihi</text:span><text:span text:style-name="T184"><text:tab/></text:span><text:span text:style-name="T120">: </text:span><text:span text:style-name="T46"><text:s/></text:span><text:span text:style-name="T55"><text:tab/><text:tab/></text:span><text:span text:style-name="T46"> <text:s/></text:span><text:span text:style-name="T86"><text:s/><text:tab/></text:span><text:span text:style-name="T87">Düzenleme No: </text:span><text:span text:style-name="T64">20</text:span><text:span text:style-name="T65">2</text:span><text:span text:style-name="T69">2</text:span><text:span text:style-name="T68">1</text:span><text:span text:style-name="T70">1</text:span><text:span text:style-name="T71">0784</text:span><text:span text:style-name="T66">-0</text:span><text:span text:style-name="T68">1</text:span><text:span text:style-name="T71">2</text:span></text:p>
      <text:p text:style-name="P42"><text:span text:style-name="T170">Kiraya Veren<text:tab/>: </text:span><text:span text:style-name="T180">Adı Soyadı</text:span><text:span text:style-name="T113"><text:tab/>: </text:span><text:span text:style-name="T135"><text:tab/><text:tab/></text:span><text:span text:style-name="T113"><text:tab/><text:tab/></text:span><text:span text:style-name="T174">TC Kimlik No</text:span><text:span text:style-name="T11"><text:tab/>: </text:span></text:p>
      <text:p text:style-name="P40"/>
      <text:p text:style-name="P40">Kiracı<text:tab/></text:p>
      <text:p text:style-name="P77"><text:span text:style-name="T180">Adı Soyadı</text:span><text:span text:style-name="T113"><text:tab/>: </text:span><text:span text:style-name="T56">Salih Ant</text:span></text:p>
      <text:p text:style-name="P76"><text:span text:style-name="T230">TC Kimlik No<text:tab/>: </text:span><text:span text:style-name="T229">206 6912 5944</text:span></text:p>
      <text:p text:style-name="P42"><text:span text:style-name="T185">Tebligat </text:span><text:span text:style-name="T180">Adres</text:span><text:span text:style-name="T113"><text:tab/>: </text:span><text:span text:style-name="T155">Kümbet Mah. Vali Recep Yazıcıoğlu Cad. İtimat Blok No:7/10 </text:span><text:span text:style-name="T153">TOKAT</text:span></text:p>
      <text:p text:style-name="P44"><text:span text:style-name="T178">Telefon No</text:span><text:tab/>: <text:span text:style-name="T227">05</text:span><text:span text:style-name="T231">37 <text:s/>455 62 77</text:span></text:p>
      <text:p text:style-name="P41"/>
      <text:p text:style-name="P44"><text:span text:style-name="T168">Kiralana</text:span><text:span text:style-name="T169">nın</text:span><text:span text:style-name="T172"><text:tab/></text:span></text:p>
      <text:p text:style-name="P42"><text:span text:style-name="T180">Cinsi<text:tab/></text:span><text:span text:style-name="T113"><text:tab/><text:tab/>:</text:span><text:span text:style-name="T42"> </text:span><text:span text:style-name="T56">Çatılı </text:span><text:span text:style-name="T47">İşyeri<text:tab/></text:span><text:span text:style-name="T42"><text:tab/></text:span><text:span text:style-name="T186">Kullanım Amacı</text:span><text:span text:style-name="T113"><text:tab/>:</text:span><text:span text:style-name="T142"> </text:span><text:span text:style-name="T50">Oto </text:span><text:span text:style-name="T56">Tamirhane</text:span></text:p>
      <text:p text:style-name="P42"><text:span text:style-name="T180">Adresi<text:tab/></text:span><text:span text:style-name="T113"><text:tab/><text:tab/>: </text:span><text:span text:style-name="T50">İsmail Altıngövde Cad. No: 21/</text:span><text:span text:style-name="T56">B</text:span><text:span text:style-name="T50"> TOKAT</text:span></text:p>
      <text:p text:style-name="P42"><text:span text:style-name="T176">Tapu-</text:span><text:span text:style-name="T177">Abone Bi</text:span><text:span text:style-name="T176">lgileri</text:span><text:span text:style-name="T173"><text:tab/></text:span><text:span text:style-name="T113">: </text:span><text:span text:style-name="T143">Pafta: <text:s/><text:tab/></text:span><text:span text:style-name="T130">A</text:span><text:span text:style-name="T113">da<text:tab/>:</text:span><text:span text:style-name="T144"> </text:span><text:span text:style-name="T50">1245</text:span><text:span text:style-name="T145"><text:tab/>Parsel<text:tab/>: </text:span><text:span text:style-name="T148">2</text:span><text:span text:style-name="T16"><text:tab/>Elektrik : <text:s text:c="13"/>Su : </text:span></text:p>
      <text:p text:style-name="P40"/>
      <text:p text:style-name="P44"><text:span text:style-name="T167">Kiranın </text:span><text:tab/></text:p>
      <text:p text:style-name="P42"><text:span text:style-name="T180">Başlangıç tarihi</text:span><text:span text:style-name="T113"><text:tab/>: </text:span><text:span text:style-name="T48">0</text:span><text:span text:style-name="T56">1 Ocak</text:span><text:span text:style-name="T47"> </text:span><text:span text:style-name="T52">202</text:span><text:span text:style-name="T56">3</text:span><text:span text:style-name="T143"><text:tab/></text:span><text:span text:style-name="T113"><text:tab/></text:span></text:p>
      <text:p text:style-name="P42"><text:span text:style-name="T180">Bitiş tarihi</text:span><text:span text:style-name="T113"><text:tab/><text:tab/>: </text:span><text:span text:style-name="T56">31 Aralık</text:span><text:span text:style-name="T52"> 202</text:span><text:span text:style-name="T56">3</text:span><text:span text:style-name="T149"><text:tab/><text:tab/><text:tab/></text:span><text:span text:style-name="T180">Süresi </text:span><text:span text:style-name="T113"><text:tab/>: </text:span><text:span text:style-name="T51">1 Yıl </text:span><text:span text:style-name="T53">(Bir Yıl)</text:span><text:span text:style-name="T150"> </text:span></text:p>
      <text:p text:style-name="P39"><text:span text:style-name="T10">Bedeli<text:tab/></text:span><text:tab/><text:tab/>: <text:span text:style-name="T218"><text:s/></text:span><text:span text:style-name="T226">84</text:span><text:span text:style-name="T219">.000</text:span><text:span text:style-name="T220">,00</text:span><text:span text:style-name="T221"> </text:span><text:span text:style-name="T222">TL ( </text:span><text:span text:style-name="T226">Seksen Dört</text:span><text:span text:style-name="T225"> </text:span><text:span text:style-name="T219">Bin</text:span><text:span text:style-name="T223"> </text:span><text:span text:style-name="T224">TL </text:span><text:span text:style-name="T222">) <text:s/>+ STOPAJ VERGİSİ</text:span></text:p>
      <text:p text:style-name="P68"><text:tab/> </text:p>
      <text:p text:style-name="P32"><text:span text:style-name="T181">B</text:span><text:span text:style-name="T182">anka hesa</text:span><text:span text:style-name="T181">p no</text:span><text:span text:style-name="T95"><text:tab/>: </text:span></text:p>
      <text:p text:style-name="P36"/>
      <text:p text:style-name="P36">İşbu akitteki bilgilerin doğruluğunu ve sözleşmenin tüm şartlarına uyacağımı peşinen kabul ettiğimi, <text:span text:style-name="T163">akiti okuyarak, hür irademle imzaladığımı,</text:span> beyan, <text:span text:style-name="T194">kabul</text:span> ve taahhüt ederim.</text:p>
      <text:p text:style-name="P15"/>
      <text:p text:style-name="P18">KİRAYA VEREN<text:tab/>KİRACI<text:tab/>ŞAHİT</text:p>
      <text:p text:style-name="P74"><text:tab/><text:tab/><text:tab/><text:tab/><text:tab/><text:tab/><text:span text:style-name="T229">Salih Ant<text:tab/><text:tab/><text:tab/><text:tab/><text:tab/></text:span></text:p>
      <text:p text:style-name="P75"><text:span text:style-name="T230"><text:tab/><text:tab/><text:tab/><text:tab/><text:tab/><text:tab/></text:span><text:span text:style-name="T229">206 6912 5944</text:span></text:p>
      <text:p text:style-name="P17"/>
      <text:p text:style-name="P17"/>
      <text:p text:style-name="P14"/>
      <text:p text:style-name="P52"/>
      <text:p text:style-name="P52"/>
      <text:p text:style-name="P52"><text:soft-page-break/></text:p>
      <text:p text:style-name="P52"/>
      <text:p text:style-name="P52"/>
      <text:p text:style-name="P52"/>
      <text:p text:style-name="P52"/>
      <text:p text:style-name="P52">TAHLİYE TAAHHÜTNAMESİ</text:p>
      <text:p text:style-name="P52"/>
      <text:p text:style-name="P56"><text:span text:style-name="T113"><text:tab/>Halen tahtı icarımda bulunan, kiraya vereni ve özellikleri aşağıda belirtilen taşınmazı; </text:span><text:span text:style-name="T122">tahliye etmeyi taahhüt ettiğim tarih</text:span><text:span text:style-name="T125">te</text:span><text:span text:style-name="T122">, </text:span><text:span text:style-name="T125">aşağıda </text:span><text:span text:style-name="T122">tarih </text:span><text:span text:style-name="T125">ve</text:span><text:span text:style-name="T122"> sayı</text:span><text:span text:style-name="T126">sı </text:span><text:span text:style-name="T125">belirtilen </text:span><text:span text:style-name="T122">kira sözleşme</text:span><text:span text:style-name="T126">sinin</text:span><text:span text:style-name="T122"> şartlarına bağlı kalarak, </text:span><text:span text:style-name="T121"><text:s/></text:span><text:span text:style-name="T113">hiçbir kanuni merasime, ihtar ve protesto keşidesine, cevap itasına, tebliğ ve tebellüğe, </text:span><text:span text:style-name="T156">herhangi bir ihtar ve hiçbir hüküm istihsaline ve mahkemeden ilam almaya hacet kalmaksızın</text:span><text:span text:style-name="T113"> kayıtsız ve şartsız olarak boşaltmayı </text:span><text:span text:style-name="T156">kesin olarak, </text:span><text:span text:style-name="T158">hür irademle</text:span><text:span text:style-name="T156"> beyan, kabul ve taahhüt ed</text:span><text:span text:style-name="T157">iyorum</text:span><text:span text:style-name="T156">.</text:span></text:p>
      <text:p text:style-name="P58"/>
      <text:p text:style-name="P57"><text:span text:style-name="T113"><text:tab/>Gününde tahliye edemediğim </text:span><text:span text:style-name="T119">veya </text:span><text:span text:style-name="T113">etmediğim takdirde, </text:span><text:span text:style-name="T120">geçen her gün için, yıllık kira bedelinin yüzde </text:span><text:span text:style-name="T123">biri</text:span><text:span text:style-name="T120"> oranında </text:span><text:span text:style-name="T123">(%1)</text:span><text:span text:style-name="T120"> </text:span><text:span text:style-name="T122">günlük </text:span><text:span text:style-name="T120">ceza bedeli ödemeyi, </text:span><text:span text:style-name="T113">kiraya veren veya yetkili kanuni vekili tarafından aleyhime yapılacak, her türlü icra takibatı, mahkeme masrafları, avukatlık ücretleri ve benzeri tüm ücretlerinde tamamen şahsım tarafından karşılanacağını şimdiden <text:s/>kabul,</text:span><text:span text:style-name="T119"> beyan</text:span><text:span text:style-name="T113"> ve taahhüt ediyorum. İşbu taahhütname</text:span><text:span text:style-name="T154">yi</text:span><text:span text:style-name="T113"> </text:span><text:span text:style-name="T126">hür</text:span><text:span text:style-name="T113"> irademle </text:span><text:span text:style-name="T126">okudum ve</text:span><text:span text:style-name="T113"> imza</text:span><text:span text:style-name="T154">lıyorum</text:span><text:span text:style-name="T113">. </text:span></text:p>
      <text:p text:style-name="P53"/>
      <text:p text:style-name="P61">TAHLİYE EDİLECEK YERİN</text:p>
      <text:p text:style-name="P59">Adresi<text:tab/>: <text:s/></text:p>
      <text:p text:style-name="P54"/>
      <text:p text:style-name="P60"><text:span text:style-name="T23">İlgili </text:span><text:span text:style-name="T20">Kira </text:span><text:span text:style-name="T21">Sözleşme</text:span><text:span text:style-name="T20">si</text:span><text:span text:style-name="T21"> Tarihi, <text:s/></text:span><text:span text:style-name="T22">No <text:s/></text:span><text:span text:style-name="T21"><text:tab/>:<text:tab/></text:span></text:p>
      <text:p text:style-name="P55"/>
      <text:p text:style-name="P55">Mecurun tahliye Edileceği taahhüt edilen tarih<text:tab/>:</text:p>
      <text:p text:style-name="P50"/>
      <text:p text:style-name="P50"/>
      <text:p text:style-name="P96">Kiracı<text:tab/></text:p>
      <text:p text:style-name="P98"><text:span text:style-name="T180">Adı Soyadı</text:span><text:span text:style-name="T113"><text:tab/>: </text:span><text:span text:style-name="T56">Salih Ant</text:span></text:p>
      <text:p text:style-name="P100"><text:span text:style-name="T230">TC Kimlik No<text:tab/>: </text:span><text:span text:style-name="T229">206 6912 5944</text:span></text:p>
      <text:p text:style-name="P98"><text:span text:style-name="T185">Tebligat </text:span><text:span text:style-name="T180">Adres</text:span><text:span text:style-name="T113">: </text:span><text:span text:style-name="T155">Kümbet Mah. Vali Recep Yazıcıoğlu Cad. İtimat Blok No:7/10 </text:span><text:span text:style-name="T153">TOKAT</text:span></text:p>
      <text:p text:style-name="P99"><text:span text:style-name="T178">Telefon No</text:span><text:tab/>: <text:span text:style-name="T227">05</text:span><text:span text:style-name="T231">37 <text:s/>455 62 77</text:span></text:p>
      <text:p text:style-name="P97"/>
      <text:p text:style-name="P46"/>
      <text:p text:style-name="P46"/>
      <text:p text:style-name="P46"/>
      <text:p text:style-name="P46"/>
      <text:p text:style-name="P46"/>
      <text:p text:style-name="P46"/>
      <text:p text:style-name="P46"><text:tab/><text:tab/></text:p>
      <text:p text:style-name="P49"><text:tab/> <text:s text:c="29"/>KİRACI <text:span text:style-name="T231">imza</text:span></text:p>
      <text:p text:style-name="P48"><text:tab/><text:tab/><text:tab/><text:tab/></text:p>
      <text:p text:style-name="P45"/>
      <text:p text:style-name="P45"/>
      <text:p text:style-name="P45"/>
      <text:p text:style-name="P45"/>
      <text:p text:style-name="P45"/>
      <text:p text:style-name="P45"><text:soft-page-break/></text:p>
      <text:p text:style-name="P37"/>
      <text:p text:style-name="P37"/>
      <text:p text:style-name="P37"/>
      <text:p text:style-name="P37"/>
      <text:p text:style-name="P37"/>
      <text:p text:style-name="P2">KİRA FESİH SÖZLEŞMESİ</text:p>
      <text:p text:style-name="P3"/>
      <text:p text:style-name="P7"><text:span text:style-name="T113"><text:tab/></text:span><text:span text:style-name="T133">A</text:span><text:span text:style-name="T125">şağıda </text:span><text:span text:style-name="T122">tarih </text:span><text:span text:style-name="T125">ve</text:span><text:span text:style-name="T122"> sayı</text:span><text:span text:style-name="T126">sı </text:span><text:span text:style-name="T125">belirtilen </text:span><text:span text:style-name="T122">kira sözleşme</text:span><text:span text:style-name="T126">si</text:span><text:span text:style-name="T133">ni tek taraflı olarak fesh ediyorum. Sözleşme şartları ile t</text:span><text:span text:style-name="T113">ahtı icarımda bulunan taşınmazı; </text:span><text:span text:style-name="T133">belirtilen tarihte,</text:span><text:span text:style-name="T122"> </text:span><text:span text:style-name="T125">belirtilen </text:span><text:span text:style-name="T122">kira sözleşme</text:span><text:span text:style-name="T126">sinin</text:span><text:span text:style-name="T122"> şartlarına bağlı kalarak </text:span><text:span text:style-name="T159">tahliye ettim.</text:span></text:p>
      <text:p text:style-name="P4"/>
      <text:p text:style-name="P5"><text:span text:style-name="T193">FESH</text:span><text:span text:style-name="T192"> EDİLE</text:span><text:span text:style-name="T193">N</text:span><text:span text:style-name="T192"> </text:span><text:span text:style-name="T193">SÖZLEŞMENİN</text:span></text:p>
      <text:p text:style-name="P4"/>
      <text:p text:style-name="P8"><text:span text:style-name="T160">Tarihi, <text:s/></text:span><text:span text:style-name="T161">No</text:span><text:span text:style-name="T160"><text:tab/><text:tab/><text:tab/><text:tab/>:<text:tab/></text:span></text:p>
      <text:p text:style-name="P6">Mecurun tahliye Edil<text:span text:style-name="T191">diği </text:span>tarih<text:tab/>:</text:p>
      <text:p text:style-name="P6"/>
      <text:p text:style-name="P91">Kiracı<text:tab/></text:p>
      <text:p text:style-name="P92"><text:span text:style-name="T180">Adı Soyadı</text:span><text:span text:style-name="T113"><text:tab/>: </text:span><text:span text:style-name="T56">Salih Ant</text:span></text:p>
      <text:p text:style-name="P94"><text:span text:style-name="T230">TC Kimlik No<text:tab/>: </text:span><text:span text:style-name="T229">206 6912 5944</text:span></text:p>
      <text:p text:style-name="P92"><text:span text:style-name="T185">Tebligat </text:span><text:span text:style-name="T180">Adres</text:span><text:span text:style-name="T113"><text:tab/>: </text:span><text:span text:style-name="T155">Kümbet Mah. Vali Recep Yazıcıoğlu Cad. İtimat Blok No:7/10 </text:span><text:span text:style-name="T153">TOKAT</text:span></text:p>
      <text:p text:style-name="P93"><text:span text:style-name="T178">Telefon No</text:span><text:tab/>: <text:span text:style-name="T227">05</text:span><text:span text:style-name="T231">37 <text:s/>455 62 77</text:span></text:p>
      <text:p text:style-name="P93"/>
      <text:p text:style-name="P93"/>
      <text:p text:style-name="P93"/>
      <text:p text:style-name="P62"><text:span text:style-name="T232"><text:tab/> <text:s text:c="48"/>K</text:span><text:span text:style-name="T233">iracı </text:span><text:span text:style-name="T234">imza</text:span><text:span text:style-name="T24"><text:tab/></text:span></text:p>
      <text:p text:style-name="P78"><text:tab/><text:tab/><text:tab/></text:p>
      <text:p text:style-name="P10"/>
      <text:p text:style-name="P11"/>
      <text:p text:style-name="P11"><text:soft-page-break/></text:p>
      <text:p text:style-name="P22"/>
      <text:p text:style-name="P22"><text:span text:style-name="T203">E</text:span>lektrik Kullanım Sözleşmesi</text:p>
      <text:p text:style-name="P23"><text:span text:style-name="T2">İşbu sözleşme taraflarca elektrik kullanım şartları üzerine, anlaşılarak imzalanmıştır. </text:span><text:span text:style-name="T9">Mecurda bulunan pano ve elektrik tesisatı, kiracı tarafından ücretsiz olarak kullanılacaktır.</text:span></text:p>
      <text:list xml:id="list4063033579" text:style-name="L1">
        <text:list-item>
          <text:p text:style-name="P80"><text:span text:style-name="T204">Kiracı, kiraya verene ait abone </text:span><text:span text:style-name="T205">ve pano</text:span><text:span text:style-name="T204"> üzerinden elektrik kullanımı sağlayacaktır.</text:span></text:p>
        </text:list-item>
        <text:list-item>
          <text:p text:style-name="P81"><text:span text:style-name="T204">Kiracının kullanacağı </text:span><text:span text:style-name="T206">kompresör, matkap, </text:span><text:span text:style-name="T204">elektrik motorları, aydınlatma aksesuarları vb. gibi elektrik tüketen gereçler </text:span><text:span text:style-name="T207">her </text:span><text:span text:style-name="T204">kira başlangıcında belirlenec</text:span><text:span text:style-name="T207">e</text:span><text:span text:style-name="T204">ktir. </text:span></text:p>
          <text:p text:style-name="P69">Elektrik Kullanım Bedeli</text:p>
        </text:list-item>
        <text:list-item>
          <text:p text:style-name="P70">Elektrik kullanım bedeli, aşağıdaki şartlar dahilinde, kiraya veren tarafından ödenecektir.</text:p>
          <text:list>
            <text:list-item>
              <text:p text:style-name="P80"><text:span text:style-name="T204">Mecurda, kiracının işiyle alakalı elektrik motorları, aydınlatma vb. mecburi <text:s/>tüketimler</text:span><text:span text:style-name="T205">in bedeli</text:span><text:span text:style-name="T204"> kira bedeline dahildir, </text:span><text:span text:style-name="T208">kiracı </text:span><text:span text:style-name="T205">ayrıyeten elektrik bedeli ödemeyecektir.</text:span></text:p>
            </text:list-item>
            <text:list-item>
              <text:p text:style-name="P80"><text:span text:style-name="T204">Kiracı, elektrikli soba, su ısıtıcısı gibi </text:span><text:span text:style-name="T205">ticari işiyle ilgili olmayan, aşırı tüketim </text:span><text:span text:style-name="T204">aletleri</text:span><text:span text:style-name="T205">ni mecurda</text:span><text:span text:style-name="T204"> kullanamaz. </text:span><text:span text:style-name="T205">Bu gibi aletlerin kullanılması kira sözleşmesinin feshini gerektirir.</text:span></text:p>
            </text:list-item>
            <text:list-item>
              <text:p text:style-name="P71">Kiracı işyerine koyacağı, elektrik tüketimi olan aletleri kiraya verene, her sözleşme döneminde bildirmekle yükümlüdür.</text:p>
            </text:list-item>
            <text:list-item>
              <text:p text:style-name="P80"><text:span text:style-name="T206">Oluşabilecek arızaların başlangıç sınırının </text:span><text:span text:style-name="T204">belirlenmesi </text:span><text:span text:style-name="T206">ve </text:span><text:span text:style-name="T209">k</text:span><text:span text:style-name="T206">iracının </text:span><text:span text:style-name="T204">aylık elektrik tüketiminin </text:span><text:span text:style-name="T206">belirlen</text:span><text:span text:style-name="T209">ebil</text:span><text:span text:style-name="T206">mesi</text:span><text:span text:style-name="T204"> için, bilgi amaçlı bir süzme sayaç takılacak ve kullanım miktarları kayıt altına alınacaktır.</text:span></text:p>
            </text:list-item>
            <text:list-item>
              <text:p text:style-name="P71">Kullanım miktarlarının aylık yaklaşık miktarlarda olması takip edilecektir. Aylara göre oluşabilecek sapmalardaki tüketim bedel farklarını kiraya veren ayrıyeten talep edemez.</text:p>
            </text:list-item>
          </text:list>
          <text:p text:style-name="P82"><text:span text:style-name="T212">Pano, Tesisat, </text:span><text:span text:style-name="T213">Arıza, Ortak Giderler </text:span><text:span text:style-name="T214">ve Sorumluluk</text:span></text:p>
        </text:list-item>
        <text:list-item>
          <text:p text:style-name="P83"><text:span text:style-name="T204">Mecurda bulunan </text:span><text:span text:style-name="T210">ana </text:span><text:span text:style-name="T204">pano, </text:span><text:span text:style-name="T209">kiracının</text:span><text:span text:style-name="T204"> enerji ihtiyacını karşılayacak şekilde tesis edilmiştir </text:span><text:span text:style-name="T211">ve </text:span><text:span text:style-name="T209">kiracıya</text:span><text:span text:style-name="T211"> 100 amperlik sigorta ile panodan enerji verilmektedir.</text:span></text:p>
        </text:list-item>
        <text:list-item>
          <text:p text:style-name="P72"><text:span text:style-name="T216">Ana p</text:span>anoda oluşabilecek arızalardan, <text:span text:style-name="T216">ana </text:span>pano üzerinden enerji sağlayan k<text:span text:style-name="T217">iracı</text:span> müştereken sorumludur. </text:p>
        </text:list-item>
        <text:list-item>
          <text:p text:style-name="P73">Kira başlangıcında, kiracı kendine ait elektrik sayacından sonra, kullanacağı elektrikli aletlerin korunması amaçlı, sigorta, termik, kontaktör, röle vb. gibi <text:s/>gerekli olan tesisat malzemelerini <text:s/>tesisatına eklemekle yükümlüdür. </text:p>
        </text:list-item>
        <text:list-item>
          <text:p text:style-name="P73">Kiracının ekipmanlarında oluşabilecek elektrik tesisatı kaynaklı arızaların sorumluluğu tamamen kiracıya aittir. Kiracı kendi tedbirlerini almakla yükümlüdür.</text:p>
        </text:list-item>
        <text:list-item>
          <text:p text:style-name="P72"><text:span text:style-name="T217">Kiracı</text:span> kendisine ait sayaçtan sonraki tesisat ve ekipmanlarda oluşabilecek arızalardan münferiden sorumludur.</text:p>
          <text:p text:style-name="P83"><text:span text:style-name="T215">Teminat</text:span><text:span text:style-name="T204"> </text:span></text:p>
        </text:list-item>
        <text:list-item>
          <text:p text:style-name="P72">Teminat bedeli, her kira döneminde kiraya veren tarafından belirlenir ve kiracı oluşan farkı ödemekle yükümlüdür.</text:p>
        </text:list-item>
        <text:list-item>
          <text:p text:style-name="P72">Teminat bedeli, kira bitiminde borcu olmaması durumunda kiracıya, ödediği miktar kadar iade edilecektir. </text:p>
        </text:list-item>
      </text:list>
      <text:p text:style-name="P85"/>
      <text:p text:style-name="P85"/>
      <text:p text:style-name="P85"/>
      <text:p text:style-name="P87">Kiracı<text:tab/></text:p>
      <text:p text:style-name="P77"><text:span text:style-name="T180">Adı Soyadı</text:span><text:span text:style-name="T113"><text:tab/>: </text:span><text:span text:style-name="T56">Salih Ant</text:span></text:p>
      <text:p text:style-name="P76"><text:span text:style-name="T230">TC Kimlik No<text:tab/>: </text:span><text:span text:style-name="T229">206 6912 5944</text:span></text:p>
      <text:p text:style-name="P77"><text:span text:style-name="T185">Tebligat </text:span><text:span text:style-name="T180">Adres</text:span><text:span text:style-name="T113"><text:tab/>: </text:span><text:span text:style-name="T155">Kümbet Mah. Vali Recep Yazıcıoğlu Cad. İtimat Blok No:7/10 </text:span><text:span text:style-name="T153">TOKAT</text:span></text:p>
      <text:p text:style-name="P90"><text:span text:style-name="T178">Telefon No</text:span><text:tab/>: <text:span text:style-name="T227">05</text:span><text:span text:style-name="T231">37 <text:s/>455 62 77</text:span></text:p>
      <text:p text:style-name="P8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loext:num-list-format="(%1%)"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5a579" officeooo:paragraph-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 <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2-11-07T10:50:13.421445824</dc:date>
    <meta:editing-duration>P1DT9H51M52S</meta:editing-duration>
    <meta:editing-cycles>85</meta:editing-cycles>
    <meta:generator>LibreOffice/7.3.6.2$Linux_X86_64 LibreOffice_project/30$Build-2</meta:generator>
    <meta:print-date>2022-08-25T14:18:18.914548957</meta:print-date>
    <meta:document-statistic meta:table-count="0" meta:image-count="0" meta:object-count="0" meta:page-count="6" meta:paragraph-count="109" meta:word-count="2124" meta:character-count="16001" meta:non-whitespace-character-count="13739"/>
  </office:meta>
</office:document-meta>
</file>